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056b4c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09f07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5a3164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5bb93d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7d4dcd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97cb51" style:font-name-asian="思源黑体 CN Regular1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1" fo:font-size="11pt" fo:font-weight="normal" officeooo:rsid="000ee32f" officeooo:paragraph-rsid="000b5122" style:font-name-asian="思源黑体 CN Regular1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思源黑体 CN Regular1" fo:font-size="11pt" fo:font-weight="normal" officeooo:rsid="000ee32f" officeooo:paragraph-rsid="00c57add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1" fo:font-size="11pt" fo:font-weight="normal" officeooo:paragraph-rsid="00e0e2ba" style:font-name-asian="思源黑体 CN Regular1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7fb9a8"/>
    </style:style>
    <style:style style:name="P13" style:family="paragraph" style:parent-style-name="Standard">
      <style:text-properties officeooo:paragraph-rsid="0097cb51"/>
    </style:style>
    <style:style style:name="P14" style:family="paragraph" style:parent-style-name="Standard">
      <style:text-properties fo:font-weight="normal" officeooo:paragraph-rsid="00dce142" style:font-weight-asian="normal" style:font-weight-complex="normal"/>
    </style:style>
    <style:style style:name="P15" style:family="paragraph" style:parent-style-name="Standard">
      <style:text-properties officeooo:paragraph-rsid="00c57add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c57add" fo:background-color="#ffffff" style:font-size-asian="11pt" style:font-style-asian="normal" style:font-weight-asian="normal" style:text-emphasize="none"/>
    </style:style>
    <style:style style:name="P17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c57add" style:font-size-asian="11pt" style:font-style-asian="normal" style:font-weight-asian="normal" style:font-weight-complex="normal" style:text-emphasize="none"/>
    </style:style>
    <style:style style:name="P18" style:family="paragraph" style:parent-style-name="Standard">
      <style:text-properties officeooo:paragraph-rsid="00dce142"/>
    </style:style>
    <style:style style:name="P19" style:family="paragraph" style:parent-style-name="Standard" style:list-style-name="L1">
      <style:text-properties officeooo:paragraph-rsid="0009b1c7"/>
    </style:style>
    <style:style style:name="P20" style:family="paragraph" style:parent-style-name="Standard" style:list-style-name="L1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text-properties style:font-name="思源黑体 CN Regular1" fo:font-size="11pt" fo:font-weight="normal" officeooo:paragraph-rsid="0009b1c7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style:text-properties style:font-name="思源黑体 CN Regular1" fo:font-size="11pt" fo:font-weight="normal" officeooo:paragraph-rsid="00759f84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4">
      <style:text-properties style:font-name="思源黑体 CN Regular1" fo:font-size="11pt" fo:font-weight="normal" officeooo:paragraph-rsid="007d4dcd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5">
      <style:text-properties style:font-name="思源黑体 CN Regular1" fo:font-size="11pt" fo:font-weight="normal" officeooo:paragraph-rsid="007fa3e7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6">
      <style:text-properties style:font-name="思源黑体 CN Regular1" fo:font-size="11pt" fo:font-weight="normal" officeooo:paragraph-rsid="00c1ab1e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思源黑体 CN Regular1" fo:font-size="11pt" fo:font-weight="normal" officeooo:paragraph-rsid="0009f072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 style:list-style-name="L12">
      <style:text-properties style:font-name="思源黑体 CN Regular1" fo:font-size="11pt" fo:font-weight="normal" officeooo:paragraph-rsid="0009f072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12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 style:list-style-name="L13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 style:list-style-name="L14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 style:list-style-name="L15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 style:list-style-name="L16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 style:list-style-name="L17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5" style:family="paragraph" style:parent-style-name="Standard" style:list-style-name="L18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6" style:family="paragraph" style:parent-style-name="Standard" style:list-style-name="L19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7" style:family="paragraph" style:parent-style-name="Standard" style:list-style-name="L20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8" style:family="paragraph" style:parent-style-name="Standard" style:list-style-name="L21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9" style:family="paragraph" style:parent-style-name="Standard" style:list-style-name="L22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40" style:family="paragraph" style:parent-style-name="Standard" style:list-style-name="L2">
      <style:text-properties officeooo:paragraph-rsid="006a30a5"/>
    </style:style>
    <style:style style:name="P41" style:family="paragraph" style:parent-style-name="Standard" style:list-style-name="L3">
      <style:text-properties officeooo:paragraph-rsid="00759f84"/>
    </style:style>
    <style:style style:name="P42" style:family="paragraph" style:parent-style-name="Standard" style:list-style-name="L4">
      <style:text-properties officeooo:paragraph-rsid="0008b5cb"/>
    </style:style>
    <style:style style:name="P43" style:family="paragraph" style:parent-style-name="Standard" style:list-style-name="L4">
      <style:text-properties officeooo:paragraph-rsid="007d4dcd"/>
    </style:style>
    <style:style style:name="P44" style:family="paragraph" style:parent-style-name="Standard" style:list-style-name="L4">
      <style:text-properties officeooo:paragraph-rsid="00968690"/>
    </style:style>
    <style:style style:name="P45" style:family="paragraph" style:parent-style-name="Standard" style:list-style-name="L5">
      <style:text-properties officeooo:paragraph-rsid="00c0b8af"/>
    </style:style>
    <style:style style:name="P46" style:family="paragraph" style:parent-style-name="Standard" style:list-style-name="L5">
      <style:text-properties officeooo:paragraph-rsid="00c1ab1e"/>
    </style:style>
    <style:style style:name="P47" style:family="paragraph" style:parent-style-name="Standard" style:list-style-name="L5">
      <style:text-properties officeooo:paragraph-rsid="007d4dcd"/>
    </style:style>
    <style:style style:name="P48" style:family="paragraph" style:parent-style-name="Standard" style:list-style-name="L5">
      <style:text-properties officeooo:paragraph-rsid="007fa3e7"/>
    </style:style>
    <style:style style:name="P49" style:family="paragraph" style:parent-style-name="Standard" style:list-style-name="L6">
      <style:text-properties officeooo:paragraph-rsid="00c1ab1e"/>
    </style:style>
    <style:style style:name="P50" style:family="paragraph" style:parent-style-name="Standard" style:list-style-name="L7">
      <style:text-properties officeooo:paragraph-rsid="00c57add"/>
    </style:style>
    <style:style style:name="P51" style:family="paragraph" style:parent-style-name="Standard" style:list-style-name="L7">
      <style:text-properties officeooo:paragraph-rsid="00c57add" fo:background-color="#ffffff"/>
    </style:style>
    <style:style style:name="P52" style:family="paragraph" style:parent-style-name="Standard" style:list-style-name="L8">
      <style:text-properties officeooo:paragraph-rsid="00c57add"/>
    </style:style>
    <style:style style:name="P53" style:family="paragraph" style:parent-style-name="Standard" style:list-style-name="L8">
      <style:text-properties fo:font-weight="normal" officeooo:paragraph-rsid="00c57add" style:font-weight-asian="normal" style:font-weight-complex="normal"/>
    </style:style>
    <style:style style:name="P54" style:family="paragraph" style:parent-style-name="Standard" style:list-style-name="L9">
      <style:text-properties fo:font-weight="normal" officeooo:paragraph-rsid="00c57add" style:font-weight-asian="normal" style:font-weight-complex="normal"/>
    </style:style>
    <style:style style:name="P55" style:family="paragraph" style:parent-style-name="Standard" style:list-style-name="L10">
      <style:text-properties fo:font-weight="normal" officeooo:paragraph-rsid="00c57add" style:font-weight-asian="normal" style:font-weight-complex="normal"/>
    </style:style>
    <style:style style:name="P56" style:family="paragraph" style:parent-style-name="Standard" style:list-style-name="L9">
      <style:text-properties officeooo:paragraph-rsid="00c57add"/>
    </style:style>
    <style:style style:name="P57" style:family="paragraph" style:parent-style-name="Standard" style:list-style-name="L10">
      <style:text-properties officeooo:paragraph-rsid="00c57add"/>
    </style:style>
    <style:style style:name="P58" style:family="paragraph" style:parent-style-name="Standard" style:list-style-name="L11">
      <style:text-properties officeooo:paragraph-rsid="00c57add"/>
    </style:style>
    <style:style style:name="P59" style:family="paragraph" style:parent-style-name="Standard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15f90b9" officeooo:paragraph-rsid="00c57ad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60" style:family="paragraph" style:parent-style-name="Preformatted_20_Text" style:list-style-name="L5">
      <style:text-properties fo:font-style="normal" style:text-underline-style="none" fo:font-weight="normal" officeooo:paragraph-rsid="0097294b" style:font-style-asian="normal" style:font-weight-asian="normal" style:font-style-complex="normal" style:font-weight-complex="normal"/>
    </style:style>
    <style:style style:name="P61" style:family="paragraph" style:parent-style-name="Preformatted_20_Text" style:list-style-name="L6">
      <style:text-properties fo:font-style="normal" style:text-underline-style="none" fo:font-weight="normal" officeooo:paragraph-rsid="00c1ab1e" style:font-style-asian="normal" style:font-weight-asian="normal" style:font-style-complex="normal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8b5cb"/>
    </style:style>
    <style:style style:name="T4" style:family="text">
      <style:text-properties officeooo:rsid="0009b1c7"/>
    </style:style>
    <style:style style:name="T5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6" style:family="text">
      <style:text-properties style:font-name="思源黑体 CN Regular1" fo:font-size="11pt" fo:font-weight="normal" officeooo:rsid="0056681c" style:font-name-asian="思源黑体 CN Regular1" style:font-size-asian="11pt" style:font-weight-asian="normal" style:font-size-complex="11pt" style:font-weight-complex="normal"/>
    </style:style>
    <style:style style:name="T7" style:family="text">
      <style:text-properties style:font-name="思源黑体 CN Regular1" fo:font-size="11pt" fo:font-weight="normal" officeooo:rsid="0009b1c7" style:font-name-asian="思源黑体 CN Regular1" style:font-size-asian="11pt" style:font-weight-asian="normal" style:font-size-complex="11pt" style:font-weight-complex="normal"/>
    </style:style>
    <style:style style:name="T8" style:family="text">
      <style:text-properties style:font-name="思源黑体 CN Regular1" fo:font-size="11pt" fo:font-weight="normal" officeooo:rsid="0080addd" style:font-name-asian="思源黑体 CN Regular1" style:font-size-asian="11pt" style:font-weight-asian="normal" style:font-size-complex="11pt" style:font-weight-complex="normal"/>
    </style:style>
    <style:style style:name="T9" style:family="text">
      <style:text-properties style:font-name="思源黑体 CN Regular1" fo:font-size="11pt" fo:font-weight="normal" officeooo:rsid="0097cb51" style:font-name-asian="思源黑体 CN Regular1" style:font-size-asian="11pt" style:font-weight-asian="normal" style:font-size-complex="11pt" style:font-weight-complex="normal"/>
    </style:style>
    <style:style style:name="T10" style:family="text">
      <style:text-properties style:font-name="思源黑体 CN Regular1" fo:font-size="11pt" fo:font-weight="normal" officeooo:rsid="00259fb3" style:font-name-asian="思源黑体 CN Regular1" style:font-size-asian="11pt" style:font-weight-asian="normal" style:font-size-complex="11pt" style:font-weight-complex="normal"/>
    </style:style>
    <style:style style:name="T11" style:family="text">
      <style:text-properties style:font-name="思源黑体 CN Regular1" fo:font-size="11pt" fo:font-weight="normal" officeooo:rsid="015f90b9" style:font-name-asian="思源黑体 CN Regular1" style:font-size-asian="11pt" style:font-weight-asian="normal" style:font-size-complex="11pt" style:font-weight-complex="normal"/>
    </style:style>
    <style:style style:name="T12" style:family="text">
      <style:text-properties style:font-name="思源黑体 CN Regular1" fo:font-size="11pt" fo:font-weight="normal" officeooo:rsid="00206b32" style:font-name-asian="思源黑体 CN Regular1" style:font-size-asian="11pt" style:font-weight-asian="normal" style:font-size-complex="11pt" style:font-weight-complex="normal"/>
    </style:style>
    <style:style style:name="T13" style:family="text">
      <style:text-properties style:font-name="思源黑体 CN Regular1" fo:font-size="11pt" fo:font-weight="normal" officeooo:rsid="0162c8dc" style:font-name-asian="思源黑体 CN Regular1" style:font-size-asian="11pt" style:font-weight-asian="normal" style:font-size-complex="11pt" style:font-weight-complex="normal"/>
    </style:style>
    <style:style style:name="T14" style:family="text">
      <style:text-properties style:font-name="思源黑体 CN Regular1" fo:font-size="11pt" fo:font-weight="normal" officeooo:rsid="00dce142" style:font-name-asian="思源黑体 CN Regular1" style:font-size-asian="11pt" style:font-weight-asian="normal" style:font-size-complex="11pt" style:font-weight-complex="normal"/>
    </style:style>
    <style:style style:name="T15" style:family="text">
      <style:text-properties style:font-name="思源黑体 CN Regular1" fo:font-size="11pt" fo:font-weight="normal" officeooo:rsid="00206b32" fo:background-color="#ffffff" loext:char-shading-value="0" style:font-name-asian="思源黑体 CN Regular1" style:font-size-asian="11pt" style:font-weight-asian="normal" style:font-size-complex="11pt" style:font-weight-complex="normal"/>
    </style:style>
    <style:style style:name="T16" style:family="text">
      <style:text-properties style:font-name="思源黑体 CN Regular1" fo:font-size="11pt" fo:font-weight="normal" officeooo:rsid="00259fb3" fo:background-color="#ffffff" loext:char-shading-value="0" style:font-name-asian="思源黑体 CN Regular1" style:font-size-asian="11pt" style:font-weight-asian="normal" style:font-size-complex="11pt" style:font-weight-complex="normal"/>
    </style:style>
    <style:style style:name="T17" style:family="text">
      <style:text-properties style:font-name="思源黑体 CN Regular1" fo:font-size="11pt" fo:font-weight="normal" officeooo:rsid="0178c9a5" fo:background-color="#ffffff" loext:char-shading-value="0" style:font-name-asian="思源黑体 CN Regular1" style:font-size-asian="11pt" style:font-weight-asian="normal" style:font-size-complex="11pt" style:font-weight-complex="normal"/>
    </style:style>
    <style:style style:name="T18" style:family="text">
      <style:text-properties officeooo:rsid="0009f072"/>
    </style:style>
    <style:style style:name="T19" style:family="text">
      <style:text-properties officeooo:rsid="000b5122"/>
    </style:style>
    <style:style style:name="T2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59f84" style:font-size-asian="11pt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d4dcd" style:font-size-asian="11pt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d4dc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15f90b9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text-emphasize="none"/>
    </style:style>
    <style:style style:name="T2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15f90b9" style:font-name-asian="思源黑体 CN Regular1" style:font-size-asian="11pt" style:font-style-asian="normal" style:font-size-complex="11pt" style:text-emphasize="none"/>
    </style:style>
    <style:style style:name="T3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style:font-size-asian="11pt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思源黑体 CN Regular" fo:font-size="11pt" fo:text-shadow="none" officeooo:rsid="007d4dcd" style:font-name-asian="思源黑体 CN Bold" style:font-size-asian="11pt" style:font-size-complex="11pt" style:text-emphasize="none"/>
    </style:style>
    <style:style style:name="T3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3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7d4dcd" style:font-style-asian="normal" style:text-emphasize="none"/>
    </style:style>
    <style:style style:name="T3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15f90b9" style:font-style-asian="normal" style:text-emphasize="none"/>
    </style:style>
    <style:style style:name="T3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7" style:family="text">
      <style:text-properties fo:color="#000000" style:text-outline="false" style:text-line-through-style="none" style:text-line-through-type="none" fo:font-style="normal" fo:text-shadow="none" style:text-underline-style="none" officeooo:rsid="007d4dcd" style:font-style-asian="normal" style:text-emphasize="none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officeooo:rsid="015f90b9" style:font-style-asian="normal" style:text-emphasize="none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officeooo:rsid="00c57add" style:font-style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07d4dc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officeooo:rsid="015f90b9" style:font-name-asian="思源黑体 CN Regular1" style:font-size-asian="11pt" style:font-style-asian="normal" style:font-size-complex="11pt" style:text-emphasize="none"/>
    </style:style>
    <style:style style:name="T44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15f90b9" style:font-style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d4dc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fb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80add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c0b8a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c1ab1e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5f90b9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0259fb3" style:font-name-asian="思源黑体 CN Regular1" style:font-size-asian="11pt" style:font-style-asian="normal" style:font-size-complex="11pt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163607d" style:font-name-asian="思源黑体 CN Regular1" style:font-size-asian="11pt" style:font-style-asian="normal" style:font-size-complex="11pt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15f90b9" style:font-name-asian="思源黑体 CN Regular1" style:font-size-asian="11pt" style:font-style-asian="normal" style:font-size-complex="11pt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170cccf" style:font-name-asian="思源黑体 CN Regular1" style:font-size-asian="11pt" style:font-style-asian="normal" style:font-size-complex="11pt" style:text-emphasize="none"/>
    </style:style>
    <style:style style:name="T5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0c57add" style:font-name-asian="思源黑体 CN Regular1" style:font-size-asian="11pt" style:font-style-asian="normal" style:font-size-complex="11pt" style:text-emphasize="none"/>
    </style:style>
    <style:style style:name="T5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0dce142" style:font-name-asian="思源黑体 CN Regular1" style:font-size-asian="11pt" style:font-style-asian="normal" style:font-size-complex="11pt" style:text-emphasize="none"/>
    </style:style>
    <style:style style:name="T60" style:family="text">
      <style:text-properties fo:color="#000000" style:text-outline="false" style:text-line-through-style="none" style:text-line-through-type="none" style:font-name="思源黑体 CN Regular1" fo:font-size="11pt" fo:text-shadow="none" officeooo:rsid="007d4dcd" style:font-name-asian="思源黑体 CN Regular1" style:font-size-asian="11pt" style:font-size-complex="11pt" style:text-emphasize="none"/>
    </style:style>
    <style:style style:name="T61" style:family="text">
      <style:text-properties officeooo:rsid="007fb9a8"/>
    </style:style>
    <style:style style:name="T62" style:family="text">
      <style:text-properties fo:color="#808080" style:text-outline="false" style:text-line-through-style="none" style:text-line-through-type="none" style:font-name="思源黑体 CN Regular1" fo:font-size="11pt" fo:text-shadow="none" officeooo:rsid="007d4dcd" style:font-name-asian="思源黑体 CN Regular1" style:font-size-asian="11pt" style:font-size-complex="11pt" style:text-emphasize="none"/>
    </style:style>
    <style:style style:name="T63" style:family="text">
      <style:text-properties fo:color="#808080" style:text-outline="false" style:text-line-through-style="none" style:text-line-through-type="none" style:font-name="思源黑体 CN Regular1" fo:font-size="11pt" fo:text-shadow="none" officeooo:rsid="007d4dcd" style:font-name-asian="思源黑体 CN Bold" style:font-size-asian="11pt" style:font-size-complex="11pt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庄凯钦</text:p>
      <text:p text:style-name="P1"/>
      <text:p text:style-name="P1"/>
      <text:p text:style-name="P1">模块名:项目提成</text:p>
      <text:p text:style-name="P1"><text:tab/>导航<text:span text:style-name="T2">下拉名_1:项目提成</text:span></text:p>
      <text:p text:style-name="P6"><text:tab/><text:tab/><text:bookmark-start text:name="__DdeLink__152_579717327"/>导航<text:span text:style-name="T2">名_1:</text:span><text:bookmark-start text:name="__DdeLink__179_579717327"/><text:bookmark-start text:name="__DdeLink__1616_2129981257"/><text:bookmark-start text:name="__DdeLink__1614_2129981257"/><text:span text:style-name="T2">项目提成分配因素</text:span><text:bookmark-end text:name="__DdeLink__179_579717327"/><text:bookmark-end text:name="__DdeLink__1616_2129981257"/><text:bookmark-end text:name="__DdeLink__1614_2129981257"/></text:p>
      <text:p text:style-name="P8"><text:tab/><text:tab/><text:tab/>功能名_<text:span text:style-name="T1">1:列表 功能类型:网格 url:projectfactors/v1/maps</text:span></text:p>
      <text:list xml:id="list6757718628581646417" text:style-name="L1">
        <text:list-item>
          <text:p text:style-name="P19"><text:span text:style-name="T5">字段名:</text:span><text:span text:style-name="T20">更新时间</text:span></text:p>
        </text:list-item>
        <text:list-item>
          <text:p text:style-name="P19"><text:span text:style-name="T5">字段名:</text:span><text:bookmark-start text:name="__DdeLink__1621_2129981257"/><text:span text:style-name="T20">更新人</text:span><text:bookmark-end text:name="__DdeLink__1621_2129981257"/></text:p>
        </text:list-item>
        <text:list-item>
          <text:p text:style-name="P19"><text:span text:style-name="T5">字段名:</text:span><text:bookmark-start text:name="__DdeLink__1623_2129981257"/><text:span text:style-name="T20">方案编号</text:span><text:bookmark-end text:name="__DdeLink__1623_2129981257"/></text:p>
        </text:list-item>
        <text:list-item>
          <text:p text:style-name="P19"><text:span text:style-name="T5">字段名:</text:span><text:bookmark-start text:name="__DdeLink__1625_2129981257"/><text:span text:style-name="T20">方案内容描述</text:span><text:bookmark-end text:name="__DdeLink__1625_2129981257"/></text:p>
        </text:list-item>
        <text:list-item>
          <text:p text:style-name="P19"><text:span text:style-name="T5">字段名:</text:span><text:bookmark-start text:name="__DdeLink__1627_2129981257"/><text:span text:style-name="T20">干股和公司预留利润比例</text:span><text:bookmark-end text:name="__DdeLink__1627_2129981257"/></text:p>
        </text:list-item>
        <text:list-item>
          <text:p text:style-name="P19"><text:span text:style-name="T5">字段名:</text:span><text:bookmark-start text:name="__DdeLink__1629_2129981257"/><text:span text:style-name="T20">业务提成比例</text:span><text:bookmark-end text:name="__DdeLink__1629_2129981257"/></text:p>
        </text:list-item>
        <text:list-item>
          <text:p text:style-name="P19"><text:span text:style-name="T5">字段名:</text:span><text:bookmark-start text:name="__DdeLink__1633_2129981257"/><text:bookmark-start text:name="__DdeLink__1631_2129981257"/><text:span text:style-name="T20">管理提成比例</text:span><text:bookmark-end text:name="__DdeLink__1633_2129981257"/><text:bookmark-end text:name="__DdeLink__1631_2129981257"/></text:p>
        </text:list-item>
        <text:list-item>
          <text:p text:style-name="P19"><text:span text:style-name="T5">字段名:</text:span><text:bookmark-start text:name="__DdeLink__1635_2129981257"/><text:span text:style-name="T20">资金方比例</text:span><text:bookmark-end text:name="__DdeLink__1635_2129981257"/></text:p>
        </text:list-item>
        <text:list-item>
          <text:p text:style-name="P19"><text:span text:style-name="T5">字段名:</text:span><text:bookmark-start text:name="__DdeLink__1637_2129981257"/><text:span text:style-name="T20">业务提成最高</text:span><text:bookmark-end text:name="__DdeLink__1637_2129981257"/></text:p>
        </text:list-item>
        <text:list-item>
          <text:p text:style-name="P19"><text:span text:style-name="T5">字段名:</text:span><text:bookmark-start text:name="__DdeLink__1639_2129981257"/><text:span text:style-name="T20">业务提成最低</text:span><text:bookmark-end text:name="__DdeLink__1639_2129981257"/></text:p>
        </text:list-item>
        <text:list-item>
          <text:p text:style-name="P20"><text:span text:style-name="T36">字段名:</text:span><text:bookmark-start text:name="__DdeLink__1643_2129981257"/><text:bookmark-start text:name="__DdeLink__1641_2129981257"/><text:bookmark-start text:name="__DdeLink__1647_2129981257"/><text:span text:style-name="T33">管理提成最高</text:span><text:bookmark-end text:name="__DdeLink__1643_2129981257"/><text:bookmark-end text:name="__DdeLink__1641_2129981257"/><text:bookmark-end text:name="__DdeLink__1647_2129981257"/></text:p>
        </text:list-item>
        <text:list-item>
          <text:p text:style-name="P19"><text:span text:style-name="T5">字段名:</text:span><text:bookmark-start text:name="__DdeLink__1645_2129981257"/><text:span text:style-name="T20">管理提成最低</text:span><text:bookmark-end text:name="__DdeLink__1645_2129981257"/></text:p>
        </text:list-item>
        <text:list-item>
          <text:p text:style-name="P19"><text:span text:style-name="T5">字段名:</text:span><text:bookmark-start text:name="__DdeLink__1649_2129981257"/><text:span text:style-name="T20">资金方最高</text:span><text:bookmark-end text:name="__DdeLink__1649_2129981257"/></text:p>
        </text:list-item>
        <text:list-item>
          <text:p text:style-name="P19"><text:span text:style-name="T5">字段名:</text:span><text:bookmark-start text:name="__DdeLink__1653_2129981257"/><text:bookmark-start text:name="__DdeLink__1651_2129981257"/><text:span text:style-name="T20">资金方最低</text:span><text:bookmark-end text:name="__DdeLink__1653_2129981257"/><text:bookmark-end text:name="__DdeLink__1651_2129981257"/></text:p>
        </text:list-item>
        <text:list-item>
          <text:p text:style-name="P19"><text:span text:style-name="T5">字段名:</text:span><text:bookmark-start text:name="__DdeLink__1655_2129981257"/><text:span text:style-name="T20">备注</text:span><text:bookmark-end text:name="__DdeLink__1655_2129981257"/></text:p>
          <text:p text:style-name="P21"/>
        </text:list-item>
      </text:list>
      <text:p text:style-name="P13"><text:span text:style-name="T5"><text:tab/><text:tab/><text:tab/>功能名_2:添加 <text:s/>功能类型:编辑 </text:span><text:span text:style-name="T6">url:</text:span><text:span text:style-name="T9">projectfactors/v1/save</text:span></text:p>
      <text:list xml:id="list4768152504540016121" text:style-name="L2">
        <text:list-item>
          <text:p text:style-name="P40"><text:span text:style-name="T5">字段名:</text:span><text:span text:style-name="T20">方案编号　</text:span><text:bookmark-start text:name="__DdeLink__917_417788363"/><text:span text:style-name="T20">字段类型：文本框　必填</text:span><text:bookmark-end text:name="__DdeLink__917_417788363"/></text:p>
        </text:list-item>
        <text:list-item>
          <text:p text:style-name="P40"><text:span text:style-name="T5">字段名:</text:span><text:span text:style-name="T20">方案内容描述　字段类型：文本框　必填</text:span></text:p>
        </text:list-item>
        <text:list-item>
          <text:p text:style-name="P40"><text:span text:style-name="T5">字段名:</text:span><text:span text:style-name="T20">干股和公司预留利润比例　字段类型：文本框　必填</text:span></text:p>
        </text:list-item>
        <text:list-item>
          <text:p text:style-name="P40"><text:span text:style-name="T5">字段名:</text:span><text:span text:style-name="T20">业务提成比例　字段类型：文本框　必填</text:span></text:p>
        </text:list-item>
        <text:list-item>
          <text:p text:style-name="P40"><text:span text:style-name="T5">字段名:</text:span><text:span text:style-name="T20">管理提成比例　字段类型：文本框　必填</text:span></text:p>
        </text:list-item>
        <text:list-item>
          <text:p text:style-name="P40"><text:span text:style-name="T5">字段名:</text:span><text:span text:style-name="T20">资金方比例　字段类型：文本框　必填</text:span></text:p>
        </text:list-item>
        <text:list-item>
          <text:p text:style-name="P40"><text:span text:style-name="T5">字段名:</text:span><text:span text:style-name="T20">业务提成最高　字段类型：文本框　必填</text:span></text:p>
        </text:list-item>
        <text:list-item>
          <text:p text:style-name="P40"><text:span text:style-name="T5">字段名:</text:span><text:span text:style-name="T20">业务提成最低　字段类型：文本框　必填</text:span></text:p>
        </text:list-item>
        <text:list-item>
          <text:p text:style-name="P22"><text:span text:style-name="T36">字段名:</text:span><text:span text:style-name="T33">管理提成最高　字段类型：文本框　必填</text:span></text:p>
        </text:list-item>
        <text:list-item>
          <text:p text:style-name="P40"><text:span text:style-name="T5">字段名:</text:span><text:span text:style-name="T20">管理提成最低　字段类型：文本框　必填</text:span></text:p>
        </text:list-item>
        <text:list-item>
          <text:p text:style-name="P40"><text:span text:style-name="T5">字段名:</text:span><text:span text:style-name="T20">资金方最高　字段类型：文本框　必填</text:span></text:p>
        </text:list-item>
        <text:list-item>
          <text:p text:style-name="P40"><text:span text:style-name="T5">字段名:</text:span><text:span text:style-name="T20">资金方最低　字段类型：文本框　必填</text:span></text:p>
        </text:list-item>
        <text:list-item>
          <text:p text:style-name="P22">字段名:<text:span text:style-name="T33">备注　字段类型：文本框　非必填</text:span></text:p>
        </text:list-item>
      </text:list>
      <text:p text:style-name="P8"><text:tab/><text:tab/><text:tab/>功能名_<text:span text:style-name="T3">3:编辑 功能类型:编辑 url:projectfactors/v1/update/{id}</text:span></text:p>
      <text:list xml:id="list9084986278346248435" text:style-name="L3">
        <text:list-item>
          <text:p text:style-name="P41"><text:span text:style-name="T5">字段名:</text:span><text:span text:style-name="T20">方案编号　</text:span><text:bookmark-start text:name="__DdeLink__917_4177883631"/><text:span text:style-name="T20">字段类型：文本框　必填</text:span><text:bookmark-end text:name="__DdeLink__917_4177883631"/></text:p>
        </text:list-item>
        <text:list-item>
          <text:p text:style-name="P41"><text:span text:style-name="T5">字段名:</text:span><text:span text:style-name="T20">方案内容描述　字段类型：文本框　必填</text:span><text:span text:style-name="T21">(500字以内的文本框)</text:span></text:p>
        </text:list-item>
        <text:list-item>
          <text:p text:style-name="P41"><text:span text:style-name="T5">字段名:</text:span><text:span text:style-name="T20">干股和公司预留利润比例　字段类型：文本框　必填</text:span></text:p>
        </text:list-item>
        <text:list-item>
          <text:p text:style-name="P41"><text:span text:style-name="T5">字段名:</text:span><text:span text:style-name="T20">业务提成比例　字段类型：文本框　必填</text:span></text:p>
        </text:list-item>
        <text:list-item>
          <text:p text:style-name="P41"><text:span text:style-name="T5">字段名:</text:span><text:span text:style-name="T20">管理提成比例　字段类型：文本框　必填</text:span></text:p>
        </text:list-item>
        <text:list-item>
          <text:p text:style-name="P41"><text:span text:style-name="T5">字段名:</text:span><text:span text:style-name="T20">资金方比例　字段类型：文本框　必填</text:span></text:p>
        </text:list-item>
        <text:list-item>
          <text:p text:style-name="P41"><text:soft-page-break/><text:span text:style-name="T5">字段名:</text:span><text:span text:style-name="T20">业务提成最高　字段类型：文本框　必填</text:span></text:p>
        </text:list-item>
        <text:list-item>
          <text:p text:style-name="P41"><text:span text:style-name="T5">字段名:</text:span><text:span text:style-name="T20">业务提成最低　字段类型：文本框　必填</text:span></text:p>
        </text:list-item>
        <text:list-item>
          <text:p text:style-name="P23"><text:span text:style-name="T36">字段名:</text:span><text:span text:style-name="T33">管理提成最高　字段类型：文本框　必填</text:span></text:p>
        </text:list-item>
        <text:list-item>
          <text:p text:style-name="P41"><text:span text:style-name="T5">字段名:</text:span><text:span text:style-name="T20">管理提成最低　字段类型：文本框　必填</text:span></text:p>
        </text:list-item>
        <text:list-item>
          <text:p text:style-name="P41"><text:span text:style-name="T5">字段名:</text:span><text:span text:style-name="T20">资金方最高　字段类型：文本框　必填</text:span></text:p>
        </text:list-item>
        <text:list-item>
          <text:p text:style-name="P41"><text:span text:style-name="T5">字段名:</text:span><text:span text:style-name="T20">资金方最低　字段类型：文本框　必填</text:span></text:p>
        </text:list-item>
        <text:list-item>
          <text:p text:style-name="P23">字段名:<text:span text:style-name="T33">备注　字段类型：文本框　非必填</text:span></text:p>
        </text:list-item>
      </text:list>
      <text:p text:style-name="P8"><text:tab/><text:tab/><text:tab/>功能名_<text:span text:style-name="T3">4:删除 功能类型:编辑 url:projectfactors/v1/delete/{id}</text:span></text:p>
      <text:p text:style-name="P7"><text:tab/><text:tab/>导航名_<text:span text:style-name="T4">2:</text:span><text:bookmark-start text:name="__DdeLink__2463_2129981257"/><text:span text:style-name="T4">项目提成权重分配表</text:span><text:bookmark-end text:name="__DdeLink__2463_2129981257"/></text:p>
      <text:p text:style-name="P8"><text:tab/><text:tab/><text:tab/>功能名_<text:span text:style-name="T4">1:列表 功能类型:列表 url:weightals/v1/maps</text:span></text:p>
      <text:list xml:id="list4830738729552442591" text:style-name="L4">
        <text:list-item>
          <text:p text:style-name="P42"><text:span text:style-name="T5">字段名:</text:span><text:bookmark-start text:name="__DdeLink__2467_2129981257"/><text:span text:style-name="T20">确定项目提成分配比例时间</text:span><text:bookmark-end text:name="__DdeLink__2467_2129981257"/></text:p>
        </text:list-item>
        <text:list-item>
          <text:p text:style-name="P42"><text:span text:style-name="T5">字段名:</text:span><text:bookmark-start text:name="__DdeLink__2469_2129981257"/><text:span text:style-name="T20">地区</text:span><text:bookmark-end text:name="__DdeLink__2469_2129981257"/></text:p>
        </text:list-item>
        <text:list-item>
          <text:p text:style-name="P42"><text:span text:style-name="T5">字段名:</text:span><text:bookmark-start text:name="__DdeLink__2471_2129981257"/><text:span text:style-name="T20">项目组</text:span><text:span text:style-name="T40">/</text:span><text:span text:style-name="T20">部门</text:span><text:bookmark-end text:name="__DdeLink__2471_2129981257"/></text:p>
        </text:list-item>
        <text:list-item>
          <text:p text:style-name="P42"><text:span text:style-name="T5">字段名:</text:span><text:bookmark-start text:name="__DdeLink__2473_2129981257"/><text:span text:style-name="T20">内部项目名</text:span><text:span text:style-name="T40">称</text:span><text:bookmark-end text:name="__DdeLink__2473_2129981257"/></text:p>
        </text:list-item>
        <text:list-item>
          <text:p text:style-name="P42"><text:span text:style-name="T5">字段名:</text:span><text:bookmark-start text:name="__DdeLink__2475_2129981257"/><text:span text:style-name="T20">是否立项</text:span><text:bookmark-end text:name="__DdeLink__2475_2129981257"/></text:p>
        </text:list-item>
        <text:list-item>
          <text:p text:style-name="P42"><text:span text:style-name="T5">字段名:</text:span><text:bookmark-start text:name="__DdeLink__2477_2129981257"/><text:span text:style-name="T20">立项时间</text:span><text:bookmark-end text:name="__DdeLink__2477_2129981257"/></text:p>
        </text:list-item>
        <text:list-item>
          <text:p text:style-name="P42"><text:span text:style-name="T5">字段名:</text:span><text:bookmark-start text:name="__DdeLink__2479_2129981257"/><text:span text:style-name="T20">是否完工</text:span><text:bookmark-end text:name="__DdeLink__2479_2129981257"/></text:p>
        </text:list-item>
        <text:list-item>
          <text:p text:style-name="P42"><text:span text:style-name="T5">字段名:</text:span><text:bookmark-start text:name="__DdeLink__2481_2129981257"/><text:span text:style-name="T20">类型</text:span><text:bookmark-end text:name="__DdeLink__2481_2129981257"/></text:p>
        </text:list-item>
        <text:list-item>
          <text:p text:style-name="P42"><text:span text:style-name="T5">字段名:</text:span><text:bookmark-start text:name="__DdeLink__2483_2129981257"/><text:span text:style-name="T20">完工时间</text:span><text:span text:style-name="T40">（月）</text:span><text:bookmark-end text:name="__DdeLink__2483_2129981257"/></text:p>
        </text:list-item>
        <text:list-item>
          <text:p text:style-name="P43"><text:span text:style-name="T5">字段名:</text:span><text:bookmark-start text:name="__DdeLink__2485_2129981257"/><text:span text:style-name="T23">合</text:span><text:span text:style-name="T20">同金额</text:span><text:bookmark-end text:name="__DdeLink__2485_2129981257"/></text:p>
        </text:list-item>
        <text:list-item>
          <text:p text:style-name="P43"><text:span text:style-name="T5">字段名:</text:span><text:bookmark-start text:name="__DdeLink__2487_2129981257"/><text:span text:style-name="T23">回</text:span><text:span text:style-name="T20">款周期</text:span><text:bookmark-end text:name="__DdeLink__2487_2129981257"/></text:p>
        </text:list-item>
        <text:list-item>
          <text:p text:style-name="P43"><text:span text:style-name="T5">字段名:</text:span><text:bookmark-start text:name="__DdeLink__2489_2129981257"/><text:span text:style-name="T23">重</text:span><text:span text:style-name="T20">要性</text:span><text:bookmark-end text:name="__DdeLink__2489_2129981257"/></text:p>
        </text:list-item>
        <text:list-item>
          <text:p text:style-name="P43"><text:span text:style-name="T5">字段名:</text:span><text:bookmark-start text:name="__DdeLink__2491_2129981257"/><text:span text:style-name="T23">难</text:span><text:span text:style-name="T20">易程度</text:span><text:bookmark-end text:name="__DdeLink__2491_2129981257"/></text:p>
        </text:list-item>
        <text:list-item>
          <text:p text:style-name="P43"><text:span text:style-name="T5">字段名:</text:span><text:bookmark-start text:name="__DdeLink__2493_2129981257"/><text:span text:style-name="T23">毛</text:span><text:span text:style-name="T20">利率</text:span><text:bookmark-end text:name="__DdeLink__2493_2129981257"/></text:p>
        </text:list-item>
        <text:list-item>
          <text:p text:style-name="P43"><text:span text:style-name="T5">字段名:</text:span><text:bookmark-start text:name="__DdeLink__2495_2129981257"/><text:span text:style-name="T23">利</text:span><text:span text:style-name="T20">润额</text:span><text:bookmark-end text:name="__DdeLink__2495_2129981257"/></text:p>
        </text:list-item>
        <text:list-item>
          <text:p text:style-name="P43"><text:span text:style-name="T5">字段名:</text:span><text:bookmark-start text:name="__DdeLink__2497_2129981257"/><text:span text:style-name="T23">所</text:span><text:span text:style-name="T20">选方案</text:span><text:bookmark-end text:name="__DdeLink__2497_2129981257"/></text:p>
        </text:list-item>
        <text:list-item>
          <text:p text:style-name="P43"><text:span text:style-name="T5">字段名:</text:span><text:bookmark-start text:name="__DdeLink__2501_2129981257"/><text:bookmark-start text:name="__DdeLink__2499_2129981257"/><text:span text:style-name="T23">干</text:span><text:span text:style-name="T20">股和公司预留利润</text:span><text:span text:style-name="T40">总比例</text:span><text:bookmark-end text:name="__DdeLink__2501_2129981257"/><text:bookmark-end text:name="__DdeLink__2499_2129981257"/></text:p>
        </text:list-item>
        <text:list-item>
          <text:p text:style-name="P43"><text:span text:style-name="T5">字段名:</text:span><text:bookmark-start text:name="__DdeLink__2503_2129981257"/><text:span text:style-name="T23">干</text:span><text:span text:style-name="T20">股和公司预留利</text:span><text:span text:style-name="T40">润因素量</text:span><text:bookmark-end text:name="__DdeLink__2503_2129981257"/></text:p>
        </text:list-item>
        <text:list-item>
          <text:p text:style-name="P43"><text:span text:style-name="T5">字段名:</text:span><text:bookmark-start text:name="__DdeLink__2505_2129981257"/><text:span text:style-name="T23">干</text:span><text:span text:style-name="T20">股和公</text:span><text:span text:style-name="T40">司预留利润综合比例</text:span><text:bookmark-end text:name="__DdeLink__2505_2129981257"/></text:p>
        </text:list-item>
        <text:list-item>
          <text:p text:style-name="P43"><text:span text:style-name="T45">字段名:</text:span><text:bookmark-start text:name="__DdeLink__2507_2129981257"/><text:span text:style-name="T20">调整后的干股和公</text:span><text:span text:style-name="T40">司预留利润综合比例</text:span><text:bookmark-end text:name="__DdeLink__2507_2129981257"/></text:p>
        </text:list-item>
        <text:list-item>
          <text:p text:style-name="P43"><text:span text:style-name="T5">字段名:</text:span><text:bookmark-start text:name="__DdeLink__2509_2129981257"/><text:span text:style-name="T23">干</text:span><text:span text:style-name="T20">股和公司</text:span><text:span text:style-name="T40">预留利润提成额</text:span><text:bookmark-end text:name="__DdeLink__2509_2129981257"/></text:p>
        </text:list-item>
        <text:list-item>
          <text:p text:style-name="P43"><text:span text:style-name="T5">字段名:</text:span><text:bookmark-start text:name="__DdeLink__2511_2129981257"/><text:span text:style-name="T23">业</text:span><text:span text:style-name="T20">务提成总比</text:span><text:span text:style-name="T40">例</text:span><text:bookmark-end text:name="__DdeLink__2511_2129981257"/></text:p>
        </text:list-item>
        <text:list-item>
          <text:p text:style-name="P43"><text:span text:style-name="T5">字段名:</text:span><text:bookmark-start text:name="__DdeLink__2513_2129981257"/><text:span text:style-name="T23">业</text:span><text:span text:style-name="T20">务提成因</text:span><text:span text:style-name="T40">素量</text:span><text:bookmark-end text:name="__DdeLink__2513_2129981257"/></text:p>
        </text:list-item>
        <text:list-item>
          <text:p text:style-name="P43"><text:span text:style-name="T5">字段名:</text:span><text:bookmark-start text:name="__DdeLink__2517_2129981257"/><text:bookmark-start text:name="__DdeLink__2515_2129981257"/><text:span text:style-name="T20">业务提成综合比例</text:span><text:bookmark-end text:name="__DdeLink__2517_2129981257"/><text:bookmark-end text:name="__DdeLink__2515_2129981257"/></text:p>
        </text:list-item>
        <text:list-item>
          <text:p text:style-name="P43"><text:span text:style-name="T5">字段名:</text:span><text:bookmark-start text:name="__DdeLink__2519_2129981257"/><text:span text:style-name="T23">调</text:span><text:span text:style-name="T20">整后的业务提成综</text:span><text:span text:style-name="T40">合比例</text:span><text:bookmark-end text:name="__DdeLink__2519_2129981257"/></text:p>
        </text:list-item>
        <text:list-item>
          <text:p text:style-name="P43"><text:span text:style-name="T5">字段名:</text:span><text:bookmark-start text:name="__DdeLink__2521_2129981257"/><text:span text:style-name="T23">业</text:span><text:span text:style-name="T20">务提成额</text:span><text:bookmark-end text:name="__DdeLink__2521_2129981257"/></text:p>
        </text:list-item>
        <text:list-item>
          <text:p text:style-name="P44"><text:span text:style-name="T5">字段名:</text:span><text:bookmark-start text:name="__DdeLink__2525_2129981257"/><text:span text:style-name="T23">管</text:span><text:span text:style-name="T20">理提成总比例</text:span><text:bookmark-end text:name="__DdeLink__2525_2129981257"/></text:p>
        </text:list-item>
        <text:list-item>
          <text:p text:style-name="P43"><text:span text:style-name="T5">字段名:</text:span><text:bookmark-start text:name="__DdeLink__2527_2129981257"/><text:span text:style-name="T23">管</text:span><text:span text:style-name="T20">理提成因素量</text:span><text:bookmark-end text:name="__DdeLink__2527_2129981257"/></text:p>
        </text:list-item>
        <text:list-item>
          <text:p text:style-name="P43"><text:span text:style-name="T5">字段名:</text:span><text:bookmark-start text:name="__DdeLink__2529_2129981257"/><text:span text:style-name="T23">管</text:span><text:span text:style-name="T20">理提成综合比例</text:span><text:bookmark-end text:name="__DdeLink__2529_2129981257"/></text:p>
        </text:list-item>
        <text:list-item>
          <text:p text:style-name="P43"><text:span text:style-name="T5">字段名:</text:span><text:bookmark-start text:name="__DdeLink__2531_2129981257"/><text:span text:style-name="T23">调</text:span><text:span text:style-name="T20">整后的管理提成综</text:span><text:span text:style-name="T40">合比例</text:span><text:bookmark-end text:name="__DdeLink__2531_2129981257"/></text:p>
        </text:list-item>
        <text:list-item>
          <text:p text:style-name="P43"><text:span text:style-name="T5">字段名:</text:span><text:bookmark-start text:name="__DdeLink__2533_2129981257"/><text:span text:style-name="T23">管</text:span><text:span text:style-name="T20">理提成额</text:span><text:bookmark-end text:name="__DdeLink__2533_2129981257"/></text:p>
        </text:list-item>
        <text:list-item>
          <text:p text:style-name="P43"><text:span text:style-name="T5">字段名:</text:span><text:bookmark-start text:name="__DdeLink__2535_2129981257"/><text:span text:style-name="T23">资</text:span><text:span text:style-name="T20">金方总比例</text:span><text:bookmark-end text:name="__DdeLink__2535_2129981257"/></text:p>
        </text:list-item>
        <text:list-item>
          <text:p text:style-name="P43"><text:span text:style-name="T5">字段名:</text:span><text:bookmark-start text:name="__DdeLink__2537_2129981257"/><text:span text:style-name="T23">资</text:span><text:span text:style-name="T20">金方因素量</text:span><text:bookmark-end text:name="__DdeLink__2537_2129981257"/></text:p>
        </text:list-item>
        <text:list-item>
          <text:p text:style-name="P43"><text:span text:style-name="T5">字段名:</text:span><text:bookmark-start text:name="__DdeLink__2539_2129981257"/><text:span text:style-name="T23">资</text:span><text:span text:style-name="T20">金方综合</text:span><text:span text:style-name="T40">比例</text:span><text:bookmark-end text:name="__DdeLink__2539_2129981257"/></text:p>
        </text:list-item>
        <text:list-item>
          <text:p text:style-name="P43"><text:soft-page-break/><text:span text:style-name="T45">字段名:</text:span><text:bookmark-start text:name="__DdeLink__2541_2129981257"/><text:span text:style-name="T20">调整后的资</text:span><text:span text:style-name="T40">金方综合比例</text:span><text:bookmark-end text:name="__DdeLink__2541_2129981257"/></text:p>
        </text:list-item>
        <text:list-item>
          <text:p text:style-name="P43"><text:span text:style-name="T5">字段名:</text:span><text:bookmark-start text:name="__DdeLink__2543_2129981257"/><text:span text:style-name="T23">资</text:span><text:span text:style-name="T20">金方提成</text:span><text:span text:style-name="T40">额</text:span><text:bookmark-end text:name="__DdeLink__2543_2129981257"/></text:p>
        </text:list-item>
        <text:list-item>
          <text:p text:style-name="P43"><text:span text:style-name="T5">字段名:</text:span><text:bookmark-start text:name="__DdeLink__2545_2129981257"/><text:span text:style-name="T23">目</text:span><text:span text:style-name="T20">前比例总</text:span><text:span text:style-name="T40">和</text:span><text:bookmark-end text:name="__DdeLink__2545_2129981257"/></text:p>
        </text:list-item>
        <text:list-item>
          <text:p text:style-name="P24"><text:span text:style-name="T36">字段名:</text:span><text:bookmark-start text:name="__DdeLink__2547_2129981257"/><text:span text:style-name="T33">备注</text:span><text:bookmark-end text:name="__DdeLink__2547_2129981257"/></text:p>
        </text:list-item>
      </text:list>
      <text:p text:style-name="P13"><text:span text:style-name="T5"><text:tab/><text:tab/><text:tab/>功能名_</text:span><text:span text:style-name="T7">2:添加 功能类型:编辑 url:</text:span><text:span text:style-name="T9">weightals/v1/save</text:span></text:p>
      <text:list xml:id="list6039276549606136549" text:style-name="L5">
        <text:list-item>
          <text:p text:style-name="P45"><text:span text:style-name="T5">字段名:</text:span><text:span text:style-name="T23">内部项目名</text:span><text:span text:style-name="T41">称</text:span><text:span text:style-name="T42">　</text:span><text:span text:style-name="T24">标签类型:下拉</text:span><text:span text:style-name="T46">框 必填</text:span><text:span text:style-name="T49">weightals/v1/find/projectName</text:span></text:p>
        </text:list-item>
        <text:list-item>
          <text:p text:style-name="P46"><text:span text:style-name="T5">字段名:</text:span><text:span text:style-name="T20">地区 标签类型:文本</text:span><text:span text:style-name="T45">框 必填</text:span><text:span text:style-name="T49">(不可改)</text:span><text:span text:style-name="T50">weightals/v1/findByProject</text:span></text:p>
        </text:list-item>
        <text:list-item>
          <text:p text:style-name="P45"><text:span text:style-name="T5">字段名:</text:span><text:span text:style-name="T20">项目组</text:span><text:span text:style-name="T40">/</text:span><text:span text:style-name="T20">部门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5"><text:span text:style-name="T5">字段名:</text:span><text:span text:style-name="T20">是否立项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5"><text:span text:style-name="T5">字段名:</text:span><text:span text:style-name="T20">立项时间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5"><text:span text:style-name="T5">字段名:</text:span><text:span text:style-name="T20">是否完工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7"><text:span text:style-name="T5">字段名:</text:span><text:span text:style-name="T20">类型 </text:span><text:span text:style-name="T22">标签类型:下拉</text:span><text:span text:style-name="T46">框 必填(目</text:span><text:span text:style-name="T20">标</text:span><text:span text:style-name="T46">，计</text:span><text:span text:style-name="T20">划</text:span><text:span text:style-name="T22">，</text:span><text:span text:style-name="T46">实</text:span><text:span text:style-name="T20">际</text:span><text:span text:style-name="T46">)</text:span></text:p>
        </text:list-item>
        <text:list-item>
          <text:p text:style-name="P46"><text:span text:style-name="T5">字段名:</text:span><text:span text:style-name="T20">完工时间</text:span><text:span text:style-name="T40">（月）</text:span><text:span text:style-name="T22">标签类型:下拉</text:span><text:span text:style-name="T46">框 必填</text:span><text:span text:style-name="T50">completiontime/v1/findOpinion</text:span></text:p>
        </text:list-item>
        <text:list-item>
          <text:p text:style-name="P46"><text:span text:style-name="T5">字段名:</text:span><text:span text:style-name="T23">合</text:span><text:span text:style-name="T20">同金额 </text:span><text:span text:style-name="T22">标签类型:下拉</text:span><text:span text:style-name="T46">框 必填</text:span><text:span text:style-name="T50">contractamount/v1/findOpinion</text:span></text:p>
        </text:list-item>
        <text:list-item>
          <text:p text:style-name="P47"><text:span text:style-name="T5">字段名:</text:span><text:span text:style-name="T23">回</text:span><text:span text:style-name="T20">款周期 </text:span><text:span text:style-name="T22">标签类型:下拉</text:span><text:span text:style-name="T46">框 必填</text:span></text:p>
        </text:list-item>
        <text:list-item>
          <text:p text:style-name="P47"><text:span text:style-name="T5">字段名:</text:span><text:span text:style-name="T23">重</text:span><text:span text:style-name="T20">要性 </text:span><text:span text:style-name="T22">标签类型:下拉</text:span><text:span text:style-name="T46">框 必填</text:span></text:p>
        </text:list-item>
        <text:list-item>
          <text:p text:style-name="P46"><text:span text:style-name="T5">字段名:</text:span><text:span text:style-name="T23">难</text:span><text:span text:style-name="T20">易程度 </text:span><text:span text:style-name="T22">标签类型:下拉</text:span><text:span text:style-name="T46">框 必填</text:span><text:span text:style-name="T50">facility/v1/findOpinion</text:span></text:p>
        </text:list-item>
        <text:list-item>
          <text:p text:style-name="P46"><text:span text:style-name="T5">字段名:</text:span><text:span text:style-name="T23">毛</text:span><text:span text:style-name="T20">利率 </text:span><text:span text:style-name="T22">标签类型:下拉</text:span><text:span text:style-name="T46">框 必填 </text:span><text:span text:style-name="T50">ratio/v1/findOpinion<text:tab/></text:span></text:p>
        </text:list-item>
        <text:list-item>
          <text:p text:style-name="P60"><text:span text:style-name="T60">字段名:</text:span><text:span text:style-name="T62">利</text:span><text:span text:style-name="T63">润额</text:span><text:span text:style-name="T32">标签类型:下拉</text:span><text:span text:style-name="T60">框 必填 </text:span></text:p>
        </text:list-item>
        <text:list-item>
          <text:p text:style-name="P46"><text:span text:style-name="T5">字段名:</text:span><text:span text:style-name="T23">所</text:span><text:span text:style-name="T20">选方案 </text:span><text:span text:style-name="T22">标签类型:下拉</text:span><text:span text:style-name="T46">框 必填 </text:span><text:span text:style-name="T50">weightals/v1/findProgram</text:span></text:p>
        </text:list-item>
        <text:list-item>
          <text:p text:style-name="P47"><text:span text:style-name="T5">字段名:</text:span><text:span text:style-name="T23">干</text:span><text:span text:style-name="T20">股和公司预留利</text:span><text:span text:style-name="T40">润因素量 </text:span><text:span text:style-name="T22">标签类型:文本</text:span><text:span text:style-name="T46">框 必填</text:span></text:p>
        </text:list-item>
        <text:list-item>
          <text:p text:style-name="P48"><text:span text:style-name="T5">字段名:</text:span><text:span text:style-name="T23">业</text:span><text:span text:style-name="T20">务提成因</text:span><text:span text:style-name="T40">素量 </text:span><text:span text:style-name="T22">标签类型:文本</text:span><text:span text:style-name="T46">框 必填</text:span></text:p>
        </text:list-item>
        <text:list-item>
          <text:p text:style-name="P48"><text:span text:style-name="T5">字段名:</text:span><text:span text:style-name="T23">管</text:span><text:span text:style-name="T20">理提成因素量 </text:span><text:span text:style-name="T22">标签类型:文本</text:span><text:span text:style-name="T46">框 必填</text:span></text:p>
        </text:list-item>
        <text:list-item>
          <text:p text:style-name="P48"><text:span text:style-name="T5">字段名:</text:span><text:span text:style-name="T23">资</text:span><text:span text:style-name="T20">金方因素量 </text:span><text:span text:style-name="T22">标签类型:文本</text:span><text:span text:style-name="T46">框 必填</text:span></text:p>
        </text:list-item>
        <text:list-item>
          <text:p text:style-name="P25"><text:span text:style-name="T36">字段名:</text:span><text:span text:style-name="T33">备注 </text:span><text:span text:style-name="T34">标签类型:文本</text:span><text:span text:style-name="T37">框 非必填</text:span></text:p>
        </text:list-item>
      </text:list>
      <text:p text:style-name="P8"><text:tab/><text:tab/><text:tab/>功能名_<text:span text:style-name="T18">3:编辑 功能类型:编辑 url:weightals/v1/update/{id}</text:span></text:p>
      <text:list xml:id="list2760006699890447021" text:style-name="L6">
        <text:list-item>
          <text:p text:style-name="P49"><text:span text:style-name="T5">字段名:</text:span><text:span text:style-name="T23">内部项目名</text:span><text:span text:style-name="T41">称</text:span><text:span text:style-name="T42">　</text:span><text:span text:style-name="T24">标签类型:下拉</text:span><text:span text:style-name="T46">框 必填</text:span><text:span text:style-name="T49">weightals/v1/find/projectName</text:span></text:p>
        </text:list-item>
        <text:list-item>
          <text:p text:style-name="P49"><text:span text:style-name="T5">字段名:</text:span><text:span text:style-name="T20">地区 标签类型:文本</text:span><text:span text:style-name="T45">框 必填</text:span><text:span text:style-name="T49">(不可改)</text:span><text:span text:style-name="T50">weightals/v1/findByProject</text:span></text:p>
        </text:list-item>
        <text:list-item>
          <text:p text:style-name="P49"><text:span text:style-name="T5">字段名:</text:span><text:span text:style-name="T20">项目组</text:span><text:span text:style-name="T40">/</text:span><text:span text:style-name="T20">部门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9"><text:span text:style-name="T5">字段名:</text:span><text:span text:style-name="T20">是否立项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9"><text:span text:style-name="T5">字段名:</text:span><text:span text:style-name="T20">立项时间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9"><text:span text:style-name="T5">字段名:</text:span><text:span text:style-name="T20">是否完工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9"><text:span text:style-name="T5">字段名:</text:span><text:span text:style-name="T20">类型 </text:span><text:span text:style-name="T22">标签类型:下拉</text:span><text:span text:style-name="T46">框 必填(目</text:span><text:span text:style-name="T20">标</text:span><text:span text:style-name="T46">，计</text:span><text:span text:style-name="T20">划</text:span><text:span text:style-name="T22">，</text:span><text:span text:style-name="T46">实</text:span><text:span text:style-name="T20">际</text:span><text:span text:style-name="T46">)</text:span></text:p>
        </text:list-item>
        <text:list-item>
          <text:p text:style-name="P49"><text:span text:style-name="T5">字段名:</text:span><text:span text:style-name="T20">完工时间</text:span><text:span text:style-name="T40">（月）</text:span><text:span text:style-name="T22">标签类型:下拉</text:span><text:span text:style-name="T46">框 必填</text:span><text:span text:style-name="T50">completiontime/v1/findOpinion</text:span></text:p>
        </text:list-item>
        <text:list-item>
          <text:p text:style-name="P49"><text:span text:style-name="T5">字段名:</text:span><text:span text:style-name="T23">合</text:span><text:span text:style-name="T20">同金额 </text:span><text:span text:style-name="T22">标签类型:下拉</text:span><text:span text:style-name="T46">框 必填</text:span><text:span text:style-name="T50">contractamount/v1/findOpinion</text:span></text:p>
        </text:list-item>
        <text:list-item>
          <text:p text:style-name="P49"><text:span text:style-name="T5">字段名:</text:span><text:span text:style-name="T23">回</text:span><text:span text:style-name="T20">款周期 </text:span><text:span text:style-name="T22">标签类型:下拉</text:span><text:span text:style-name="T46">框 必填</text:span></text:p>
        </text:list-item>
        <text:list-item>
          <text:p text:style-name="P49"><text:soft-page-break/><text:span text:style-name="T5">字段名:</text:span><text:span text:style-name="T23">重</text:span><text:span text:style-name="T20">要性 </text:span><text:span text:style-name="T22">标签类型:下拉</text:span><text:span text:style-name="T46">框 必填</text:span></text:p>
        </text:list-item>
        <text:list-item>
          <text:p text:style-name="P49"><text:span text:style-name="T5">字段名:</text:span><text:span text:style-name="T23">难</text:span><text:span text:style-name="T20">易程度 </text:span><text:span text:style-name="T22">标签类型:下拉</text:span><text:span text:style-name="T46">框 必填</text:span><text:span text:style-name="T50">facility/v1/findOpinion</text:span></text:p>
        </text:list-item>
        <text:list-item>
          <text:p text:style-name="P49"><text:span text:style-name="T5">字段名:</text:span><text:span text:style-name="T23">毛</text:span><text:span text:style-name="T20">利率 </text:span><text:span text:style-name="T22">标签类型:下拉</text:span><text:span text:style-name="T46">框 必填 </text:span><text:span text:style-name="T50">ratio/v1/findOpinion<text:tab/></text:span></text:p>
        </text:list-item>
        <text:list-item>
          <text:p text:style-name="P61"><text:span text:style-name="T60">字段名:</text:span><text:span text:style-name="T62">利</text:span><text:span text:style-name="T63">润额</text:span><text:span text:style-name="T32">标签类型:下拉</text:span><text:span text:style-name="T60">框 必填 </text:span></text:p>
        </text:list-item>
        <text:list-item>
          <text:p text:style-name="P49"><text:span text:style-name="T5">字段名:</text:span><text:span text:style-name="T23">所</text:span><text:span text:style-name="T20">选方案 </text:span><text:span text:style-name="T22">标签类型:下拉</text:span><text:span text:style-name="T46">框 必填 </text:span><text:span text:style-name="T50">weightals/v1/findProgram</text:span></text:p>
        </text:list-item>
        <text:list-item>
          <text:p text:style-name="P49"><text:span text:style-name="T5">字段名:</text:span><text:span text:style-name="T23">干</text:span><text:span text:style-name="T20">股和公司预留利</text:span><text:span text:style-name="T40">润因素量 </text:span><text:span text:style-name="T22">标签类型:文本</text:span><text:span text:style-name="T46">框 必填</text:span></text:p>
        </text:list-item>
        <text:list-item>
          <text:p text:style-name="P49"><text:span text:style-name="T5">字段名:</text:span><text:span text:style-name="T23">业</text:span><text:span text:style-name="T20">务提成因</text:span><text:span text:style-name="T40">素量 </text:span><text:span text:style-name="T22">标签类型:文本</text:span><text:span text:style-name="T46">框 必填</text:span></text:p>
        </text:list-item>
        <text:list-item>
          <text:p text:style-name="P49"><text:span text:style-name="T5">字段名:</text:span><text:span text:style-name="T23">管</text:span><text:span text:style-name="T20">理提成因素量 </text:span><text:span text:style-name="T22">标签类型:文本</text:span><text:span text:style-name="T46">框 必填</text:span></text:p>
        </text:list-item>
        <text:list-item>
          <text:p text:style-name="P49"><text:span text:style-name="T5">字段名:</text:span><text:span text:style-name="T23">资</text:span><text:span text:style-name="T20">金方因素量 </text:span><text:span text:style-name="T22">标签类型:文本</text:span><text:span text:style-name="T46">框 必填</text:span></text:p>
        </text:list-item>
        <text:list-item>
          <text:p text:style-name="P26"><text:span text:style-name="T37">字段名:</text:span><text:span text:style-name="T34">备注 标签类型:文本</text:span><text:span text:style-name="T37">框 非必填</text:span></text:p>
        </text:list-item>
      </text:list>
      <text:p text:style-name="P8"><text:tab/><text:tab/><text:tab/>功能名_<text:span text:style-name="T18">4:删除 功能类型:编辑</text:span><text:bookmark-end text:name="__DdeLink__152_579717327"/><text:span text:style-name="T18"> url:weightals/v1/delete/{id}</text:span></text:p>
      <text:p text:style-name="P8"><text:tab/><text:tab/><text:tab/>功能名_<text:span text:style-name="T61">5:比例调整 功能类型:编辑 url:weightals/v1/adjust/{id}</text:span></text:p>
      <text:p text:style-name="P12"><text:span text:style-name="T47"><text:tab/><text:tab/><text:tab/><text:tab/><text:tab/><text:tab/>1.</text:span><text:span text:style-name="T46">字段名:调</text:span><text:span text:style-name="T20">整后的干股和公</text:span><text:span text:style-name="T40">司预留利润综合比例 </text:span><text:span text:style-name="T22">标签类型:文本</text:span><text:span text:style-name="T46">框 必填</text:span></text:p>
      <text:p text:style-name="P12"><text:span text:style-name="T48"><text:tab/><text:tab/><text:tab/><text:tab/><text:tab/><text:tab/>2.</text:span><text:span text:style-name="T46">字段名:调</text:span><text:span text:style-name="T20">整后的业务提成综</text:span><text:span text:style-name="T40">合比例 </text:span><text:span text:style-name="T22">标签类型:文本</text:span><text:span text:style-name="T46">框 必填</text:span></text:p>
      <text:p text:style-name="P12"><text:span text:style-name="T8"><text:tab/><text:tab/><text:tab/><text:tab/><text:tab/><text:tab/>3.</text:span><text:span text:style-name="T5">字段名:</text:span><text:span text:style-name="T23">调</text:span><text:span text:style-name="T20">整后的管理提成综</text:span><text:span text:style-name="T40">合比例 </text:span><text:span text:style-name="T22">标签类型:文本</text:span><text:span text:style-name="T46">框 必填</text:span></text:p>
      <text:p text:style-name="P12"><text:span text:style-name="T48"><text:tab/><text:tab/><text:tab/><text:tab/><text:tab/><text:tab/>4.</text:span><text:span text:style-name="T45">字段名:</text:span><text:span text:style-name="T20">调整后的资</text:span><text:span text:style-name="T40">金方综合比例 </text:span><text:span text:style-name="T22">标签类型:文本</text:span><text:span text:style-name="T46">框 必填</text:span></text:p>
      <text:p text:style-name="P2"><text:tab/><text:tab/><text:tab/></text:p>
      <text:p text:style-name="P15"><text:span text:style-name="T5"><text:tab/></text:span><text:span text:style-name="T16">导航名_</text:span><text:span text:style-name="T17">3</text:span><text:span text:style-name="T15">:</text:span><text:span text:style-name="T16">项目提成管理汇总</text:span></text:p>
      <text:p text:style-name="P15"><text:span text:style-name="T10"><text:tab/><text:tab/><text:tab/>功能名_</text:span><text:span text:style-name="T11">1:操作汇总 功能类型:汇总</text:span></text:p>
      <text:list xml:id="list6288331046594883020" text:style-name="L7">
        <text:list-item>
          <text:p text:style-name="P50"><text:span text:style-name="T12">字段名:</text:span><text:span text:style-name="T25">地区</text:span></text:p>
        </text:list-item>
        <text:list-item>
          <text:p text:style-name="P50"><text:span text:style-name="T51">字段名:</text:span><text:span text:style-name="T29">人</text:span><text:span text:style-name="T20">员安排</text:span></text:p>
        </text:list-item>
        <text:list-item>
          <text:p text:style-name="P50"><text:span text:style-name="T15">字段名:</text:span><text:span text:style-name="T26">类</text:span><text:span text:style-name="T20">型</text:span></text:p>
        </text:list-item>
        <text:list-item>
          <text:p text:style-name="P50"><text:span text:style-name="T53">字段名:</text:span><text:span text:style-name="T28">任</text:span><text:span text:style-name="T20">务类型</text:span></text:p>
        </text:list-item>
        <text:list-item>
          <text:p text:style-name="P50"><text:span text:style-name="T53">字段名:</text:span><text:span text:style-name="T27">工</text:span><text:span text:style-name="T20">作内容</text:span></text:p>
        </text:list-item>
        <text:list-item>
          <text:p text:style-name="P50"><text:span text:style-name="T53">字段名:</text:span><text:span text:style-name="T26">计</text:span><text:span text:style-name="T20">划任务数量</text:span></text:p>
        </text:list-item>
        <text:list-item>
          <text:p text:style-name="P51"><text:span text:style-name="T51">字段名:</text:span><text:span text:style-name="T27">计</text:span><text:span text:style-name="T20">划任务时长</text:span></text:p>
        </text:list-item>
        <text:list-item>
          <text:p text:style-name="P51"><text:span text:style-name="T51">字段名:</text:span><text:span text:style-name="T27">计</text:span><text:span text:style-name="T20">划工作量</text:span></text:p>
        </text:list-item>
        <text:list-item>
          <text:p text:style-name="P51"><text:span text:style-name="T12">字段名:</text:span><text:span text:style-name="T26">备</text:span><text:span text:style-name="T20">注</text:span></text:p>
        </text:list-item>
        <text:list-item>
          <text:p text:style-name="P51"><text:span text:style-name="T12">字段名:</text:span><text:span text:style-name="T26">工</text:span><text:span text:style-name="T20">作内容</text:span></text:p>
        </text:list-item>
        <text:list-item>
          <text:p text:style-name="P51"><text:span text:style-name="T51">字段名:</text:span><text:span text:style-name="T26">计</text:span><text:span text:style-name="T20">划任务数</text:span><text:span text:style-name="T40">量</text:span></text:p>
        </text:list-item>
        <text:list-item>
          <text:p text:style-name="P51"><text:span text:style-name="T12">字段名:</text:span><text:span text:style-name="T25">实</text:span><text:span text:style-name="T20">际完成任</text:span><text:span text:style-name="T40">务数量</text:span></text:p>
        </text:list-item>
        <text:list-item>
          <text:p text:style-name="P51"><text:span text:style-name="T12">字段名:</text:span><text:span text:style-name="T26">差</text:span><text:span text:style-name="T20">异任务量</text:span></text:p>
        </text:list-item>
        <text:list-item>
          <text:p text:style-name="P51"><text:span text:style-name="T51">字段名:</text:span><text:span text:style-name="T26">计</text:span><text:span text:style-name="T20">划任务时</text:span><text:span text:style-name="T40">长</text:span></text:p>
        </text:list-item>
        <text:list-item>
          <text:p text:style-name="P51"><text:span text:style-name="T12">字段名:</text:span><text:span text:style-name="T26">实</text:span><text:span text:style-name="T20">际任务时</text:span><text:span text:style-name="T40">长</text:span></text:p>
        </text:list-item>
        <text:list-item>
          <text:p text:style-name="P51"><text:span text:style-name="T51">字段名:</text:span><text:span text:style-name="T28">差</text:span><text:span text:style-name="T20">异任务时</text:span><text:span text:style-name="T40">长</text:span></text:p>
        </text:list-item>
        <text:list-item>
          <text:p text:style-name="P51"><text:span text:style-name="T51">字段名:</text:span><text:span text:style-name="T27">计</text:span><text:span text:style-name="T20">划工作量</text:span></text:p>
        </text:list-item>
        <text:list-item>
          <text:p text:style-name="P51"><text:span text:style-name="T51">字段名:</text:span><text:span text:style-name="T26">实</text:span><text:span text:style-name="T20">际工作量</text:span></text:p>
        </text:list-item>
        <text:list-item>
          <text:p text:style-name="P51"><text:span text:style-name="T51">字段名:</text:span><text:span text:style-name="T27">差</text:span><text:span text:style-name="T20">异工作量</text:span></text:p>
        </text:list-item>
        <text:list-item>
          <text:p text:style-name="P51"><text:span text:style-name="T51">字段名:</text:span><text:span text:style-name="T27">备</text:span><text:span text:style-name="T20">注</text:span></text:p>
        </text:list-item>
        <text:list-item>
          <text:p text:style-name="P51"><text:span text:style-name="T12">字段名:</text:span><text:span text:style-name="T26">人</text:span><text:span text:style-name="T20">工</text:span></text:p>
        </text:list-item>
      </text:list>
      <text:p text:style-name="P16"/>
      <text:p text:style-name="P18"><text:span text:style-name="T10"><text:tab/><text:tab/><text:tab/>功能名_</text:span><text:span text:style-name="T13">２</text:span><text:span text:style-name="T11">:</text:span><text:span text:style-name="T52">项目</text:span><text:span text:style-name="T20">提成管理日汇总</text:span><text:span text:style-name="T11"> 功能类型:汇总</text:span><text:span text:style-name="T14">weightals/v1/dayCollect</text:span></text:p>
      <text:list xml:id="list8947155128971997584" text:style-name="L8">
        <text:list-item>
          <text:p text:style-name="P52"><text:span text:style-name="T5">字段名:</text:span><text:span text:style-name="T20">地区</text:span></text:p>
        </text:list-item>
        <text:list-item>
          <text:p text:style-name="P52"><text:span text:style-name="T5">字段名:</text:span><text:span text:style-name="T20">项目组</text:span><text:span text:style-name="T40">/</text:span><text:span text:style-name="T20">部门</text:span></text:p>
        </text:list-item>
        <text:list-item>
          <text:p text:style-name="P52"><text:soft-page-break/><text:span text:style-name="T5">字段名:</text:span><text:span text:style-name="T23">已</text:span><text:span text:style-name="T20">立项</text:span></text:p>
        </text:list-item>
        <text:list-item>
          <text:p text:style-name="P52"><text:span text:style-name="T5">字段名:</text:span><text:span text:style-name="T23">已</text:span><text:span text:style-name="T20">确定提成分配比例数</text:span></text:p>
        </text:list-item>
        <text:list-item>
          <text:p text:style-name="P52"><text:span text:style-name="T5">字段名:</text:span><text:span text:style-name="T23">目</text:span><text:span text:style-name="T20">标利润额</text:span></text:p>
        </text:list-item>
        <text:list-item>
          <text:p text:style-name="P52"><text:span text:style-name="T5">字段名:</text:span><text:span text:style-name="T23">计</text:span><text:span text:style-name="T20">划利润额</text:span></text:p>
        </text:list-item>
        <text:list-item>
          <text:p text:style-name="P52"><text:span text:style-name="T5">字段名:</text:span><text:span text:style-name="T23">实</text:span><text:span text:style-name="T20">际利润额</text:span></text:p>
        </text:list-item>
        <text:list-item>
          <text:p text:style-name="P52"><text:span text:style-name="T5">字段名:</text:span><text:span text:style-name="T23">已</text:span><text:span text:style-name="T20">完工项目</text:span></text:p>
        </text:list-item>
        <text:list-item>
          <text:p text:style-name="P52"><text:span text:style-name="T5">字段名:</text:span><text:span text:style-name="T23">已</text:span><text:span text:style-name="T20">回款项目</text:span></text:p>
        </text:list-item>
        <text:list-item>
          <text:p text:style-name="P52"><text:span text:style-name="T5">字段名:</text:span><text:span text:style-name="T23">实</text:span><text:span text:style-name="T20">际干股和</text:span><text:span text:style-name="T40">公司预留利润提成额</text:span></text:p>
        </text:list-item>
        <text:list-item>
          <text:p text:style-name="P52"><text:span text:style-name="T5">字段名:</text:span><text:span text:style-name="T23">实</text:span><text:span text:style-name="T20">际业务提</text:span><text:span text:style-name="T40">成额</text:span></text:p>
        </text:list-item>
        <text:list-item>
          <text:p text:style-name="P52"><text:span text:style-name="T5">字段名:</text:span><text:span text:style-name="T23">实</text:span><text:span text:style-name="T20">际管理提</text:span><text:span text:style-name="T40">成额</text:span></text:p>
        </text:list-item>
        <text:list-item>
          <text:p text:style-name="P53"><text:span text:style-name="T56">字段名:</text:span><text:span text:style-name="T30">实际资金方</text:span><text:span text:style-name="T43">提成额</text:span></text:p>
        </text:list-item>
      </text:list>
      <text:p text:style-name="P17"/>
      <text:p text:style-name="P14"><text:span text:style-name="T31"><text:tab/><text:tab/><text:tab/></text:span><text:span text:style-name="T54">功能名_</text:span><text:span text:style-name="T55">3</text:span><text:span text:style-name="T56">:</text:span><text:span text:style-name="T58">项目</text:span><text:span text:style-name="T31">提成管理周汇总</text:span><text:span text:style-name="T56"> 功能类型:汇总 </text:span><text:span text:style-name="T59">weightals/v1/weekCollect</text:span></text:p>
      <text:list xml:id="list3881740807822347333" text:style-name="L9">
        <text:list-item>
          <text:p text:style-name="P56"><text:span text:style-name="T5">字段名:</text:span><text:span text:style-name="T20">地区</text:span></text:p>
        </text:list-item>
        <text:list-item>
          <text:p text:style-name="P56"><text:span text:style-name="T5">字段名:</text:span><text:span text:style-name="T20">项目组</text:span><text:span text:style-name="T40">/</text:span><text:span text:style-name="T20">部门</text:span></text:p>
        </text:list-item>
        <text:list-item>
          <text:p text:style-name="P56"><text:span text:style-name="T5">字段名:</text:span><text:span text:style-name="T23">已</text:span><text:span text:style-name="T20">立项</text:span></text:p>
        </text:list-item>
        <text:list-item>
          <text:p text:style-name="P56"><text:span text:style-name="T5">字段名:</text:span><text:span text:style-name="T23">已</text:span><text:span text:style-name="T20">确定提成分配比例数</text:span></text:p>
        </text:list-item>
        <text:list-item>
          <text:p text:style-name="P56"><text:span text:style-name="T5">字段名:</text:span><text:span text:style-name="T23">目</text:span><text:span text:style-name="T20">标利润额</text:span></text:p>
        </text:list-item>
        <text:list-item>
          <text:p text:style-name="P56"><text:span text:style-name="T5">字段名:</text:span><text:span text:style-name="T23">计</text:span><text:span text:style-name="T20">划利润额</text:span></text:p>
        </text:list-item>
        <text:list-item>
          <text:p text:style-name="P56"><text:span text:style-name="T5">字段名:</text:span><text:span text:style-name="T23">实</text:span><text:span text:style-name="T20">际利润额</text:span></text:p>
        </text:list-item>
        <text:list-item>
          <text:p text:style-name="P56"><text:span text:style-name="T5">字段名:</text:span><text:span text:style-name="T23">已</text:span><text:span text:style-name="T20">完工项目</text:span></text:p>
        </text:list-item>
        <text:list-item>
          <text:p text:style-name="P56"><text:span text:style-name="T5">字段名:</text:span><text:span text:style-name="T23">已</text:span><text:span text:style-name="T20">回款项目</text:span></text:p>
        </text:list-item>
        <text:list-item>
          <text:p text:style-name="P56"><text:span text:style-name="T5">字段名:</text:span><text:span text:style-name="T23">实</text:span><text:span text:style-name="T20">际干股和</text:span><text:span text:style-name="T40">公司预留利润提成额</text:span></text:p>
        </text:list-item>
        <text:list-item>
          <text:p text:style-name="P56"><text:span text:style-name="T5">字段名:</text:span><text:span text:style-name="T23">实</text:span><text:span text:style-name="T20">际业务提</text:span><text:span text:style-name="T40">成额</text:span></text:p>
        </text:list-item>
        <text:list-item>
          <text:p text:style-name="P56"><text:span text:style-name="T5">字段名:</text:span><text:span text:style-name="T23">实</text:span><text:span text:style-name="T20">际管理提</text:span><text:span text:style-name="T40">成额</text:span></text:p>
        </text:list-item>
        <text:list-item>
          <text:p text:style-name="P54"><text:span text:style-name="T56">字段名:</text:span><text:span text:style-name="T30">实际资金方</text:span><text:span text:style-name="T43">提成额</text:span></text:p>
        </text:list-item>
      </text:list>
      <text:p text:style-name="P17"/>
      <text:p text:style-name="P14"><text:span text:style-name="T31"><text:tab/><text:tab/><text:tab/><text:tab/></text:span><text:span text:style-name="T54">功能名_</text:span><text:span text:style-name="T55">4</text:span><text:span text:style-name="T56">:</text:span><text:span text:style-name="T58">项目</text:span><text:span text:style-name="T31">提成管理月汇总</text:span><text:span text:style-name="T56"> 功能类型:汇总 </text:span><text:span text:style-name="T59">weightals/v1/monthCollect</text:span></text:p>
      <text:list xml:id="list1657408730301844495" text:style-name="L10">
        <text:list-item>
          <text:p text:style-name="P57"><text:span text:style-name="T5">字段名:</text:span><text:span text:style-name="T20">地区</text:span></text:p>
        </text:list-item>
        <text:list-item>
          <text:p text:style-name="P57"><text:span text:style-name="T5">字段名:</text:span><text:span text:style-name="T20">项目组</text:span><text:span text:style-name="T40">/</text:span><text:span text:style-name="T20">部门</text:span></text:p>
        </text:list-item>
        <text:list-item>
          <text:p text:style-name="P57"><text:span text:style-name="T5">字段名:</text:span><text:span text:style-name="T23">已</text:span><text:span text:style-name="T20">立项</text:span></text:p>
        </text:list-item>
        <text:list-item>
          <text:p text:style-name="P57"><text:span text:style-name="T5">字段名:</text:span><text:span text:style-name="T23">已</text:span><text:span text:style-name="T20">确定提成分配比例数</text:span></text:p>
        </text:list-item>
        <text:list-item>
          <text:p text:style-name="P57"><text:span text:style-name="T5">字段名:</text:span><text:span text:style-name="T23">目</text:span><text:span text:style-name="T20">标利润额</text:span></text:p>
        </text:list-item>
        <text:list-item>
          <text:p text:style-name="P57"><text:span text:style-name="T5">字段名:</text:span><text:span text:style-name="T23">计</text:span><text:span text:style-name="T20">划利润额</text:span></text:p>
        </text:list-item>
        <text:list-item>
          <text:p text:style-name="P57"><text:span text:style-name="T5">字段名:</text:span><text:span text:style-name="T23">实</text:span><text:span text:style-name="T20">际利润额</text:span></text:p>
        </text:list-item>
        <text:list-item>
          <text:p text:style-name="P57"><text:span text:style-name="T5">字段名:</text:span><text:span text:style-name="T23">已</text:span><text:span text:style-name="T20">完工项目</text:span></text:p>
        </text:list-item>
        <text:list-item>
          <text:p text:style-name="P57"><text:span text:style-name="T5">字段名:</text:span><text:span text:style-name="T23">已</text:span><text:span text:style-name="T20">回款项目</text:span></text:p>
        </text:list-item>
        <text:list-item>
          <text:p text:style-name="P57"><text:span text:style-name="T5">字段名:</text:span><text:span text:style-name="T23">实</text:span><text:span text:style-name="T20">际干股和</text:span><text:span text:style-name="T40">公司预留利润提成额</text:span></text:p>
        </text:list-item>
        <text:list-item>
          <text:p text:style-name="P57"><text:span text:style-name="T5">字段名:</text:span><text:span text:style-name="T23">实</text:span><text:span text:style-name="T20">际业务提</text:span><text:span text:style-name="T40">成额</text:span></text:p>
        </text:list-item>
        <text:list-item>
          <text:p text:style-name="P57"><text:span text:style-name="T5">字段名:</text:span><text:span text:style-name="T23">实</text:span><text:span text:style-name="T20">际管理提</text:span><text:span text:style-name="T40">成额</text:span></text:p>
        </text:list-item>
        <text:list-item>
          <text:p text:style-name="P55"><text:span text:style-name="T56">字段名:</text:span><text:span text:style-name="T30">实际资金方</text:span><text:span text:style-name="T43">提成额</text:span></text:p>
        </text:list-item>
      </text:list>
      <text:p text:style-name="P17"/>
      <text:p text:style-name="P14"><text:span text:style-name="T31"><text:tab/><text:tab/><text:tab/><text:tab/></text:span><text:span text:style-name="T54">功能名_</text:span><text:span text:style-name="T57">5</text:span><text:span text:style-name="T56">:</text:span><text:span text:style-name="T58">项目</text:span><text:span text:style-name="T31">提成管理累计汇总</text:span><text:span text:style-name="T56"> 功能类型:汇总 </text:span><text:span text:style-name="T59">weightals/v1/totalCollect</text:span></text:p>
      <text:list xml:id="list2365935879694528503" text:style-name="L11">
        <text:list-item>
          <text:p text:style-name="P58"><text:span text:style-name="T5">字段名:</text:span><text:span text:style-name="T20">地区</text:span></text:p>
        </text:list-item>
        <text:list-item>
          <text:p text:style-name="P58"><text:soft-page-break/><text:span text:style-name="T5">字段名:</text:span><text:span text:style-name="T20">项目组</text:span><text:span text:style-name="T40">/</text:span><text:span text:style-name="T20">部门</text:span></text:p>
        </text:list-item>
        <text:list-item>
          <text:p text:style-name="P58"><text:span text:style-name="T5">字段名:</text:span><text:span text:style-name="T23">已</text:span><text:span text:style-name="T20">立项</text:span></text:p>
        </text:list-item>
        <text:list-item>
          <text:p text:style-name="P58"><text:span text:style-name="T5">字段名:</text:span><text:span text:style-name="T23">已</text:span><text:span text:style-name="T20">确定提成分配比例数</text:span></text:p>
        </text:list-item>
        <text:list-item>
          <text:p text:style-name="P58"><text:span text:style-name="T5">字段名:</text:span><text:span text:style-name="T23">目</text:span><text:span text:style-name="T20">标利润额</text:span></text:p>
        </text:list-item>
        <text:list-item>
          <text:p text:style-name="P58"><text:span text:style-name="T5">字段名:</text:span><text:span text:style-name="T23">计</text:span><text:span text:style-name="T20">划利润额</text:span></text:p>
        </text:list-item>
        <text:list-item>
          <text:p text:style-name="P58"><text:span text:style-name="T5">字段名:</text:span><text:span text:style-name="T23">实</text:span><text:span text:style-name="T20">际利润额</text:span></text:p>
        </text:list-item>
        <text:list-item>
          <text:p text:style-name="P58"><text:span text:style-name="T5">字段名:</text:span><text:span text:style-name="T23">已</text:span><text:span text:style-name="T20">完工项目</text:span></text:p>
        </text:list-item>
        <text:list-item>
          <text:p text:style-name="P58"><text:span text:style-name="T5">字段名:</text:span><text:span text:style-name="T23">已</text:span><text:span text:style-name="T20">回款项目</text:span></text:p>
        </text:list-item>
        <text:list-item>
          <text:p text:style-name="P58"><text:span text:style-name="T5">字段名:</text:span><text:span text:style-name="T23">实</text:span><text:span text:style-name="T20">际干股和</text:span><text:span text:style-name="T40">公司预留利润提成额</text:span></text:p>
        </text:list-item>
        <text:list-item>
          <text:p text:style-name="P58"><text:span text:style-name="T5">字段名:</text:span><text:span text:style-name="T23">实</text:span><text:span text:style-name="T20">际业务提</text:span><text:span text:style-name="T40">成额</text:span></text:p>
        </text:list-item>
        <text:list-item>
          <text:p text:style-name="P58"><text:span text:style-name="T5">字段名:</text:span><text:span text:style-name="T23">实</text:span><text:span text:style-name="T20">际管理提</text:span><text:span text:style-name="T40">成额</text:span></text:p>
        </text:list-item>
      </text:list>
      <text:p text:style-name="P10"><text:span text:style-name="T38"><text:tab/><text:tab/><text:tab/><text:tab/><text:tab/><text:tab/></text:span><text:span text:style-name="T39">13.</text:span><text:span text:style-name="T38">字段名:</text:span><text:span text:style-name="T35">实际资金方</text:span><text:span text:style-name="T44">提成额</text:span></text:p>
      <text:p text:style-name="P11"><text:tab/></text:p>
      <text:p text:style-name="P11"><text:tab/>导航下拉名_<text:span text:style-name="T18">2:占比分配</text:span></text:p>
      <text:p text:style-name="P2"><text:tab/><text:tab/>导航名_<text:span text:style-name="T18">1:完工时间</text:span></text:p>
      <text:p text:style-name="P4"><text:tab/><text:tab/><text:tab/>功能名_<text:span text:style-name="T18">1:列表 功能类型:列表url:completiontime/v1/maps</text:span></text:p>
      <text:list xml:id="list1331974081355604639" text:style-name="L12">
        <text:list-item>
          <text:p text:style-name="P28">字段名:完工时间<text:span text:style-name="T19">(月)</text:span></text:p>
        </text:list-item>
        <text:list-item>
          <text:p text:style-name="P28">字段名:重要性</text:p>
        </text:list-item>
        <text:list-item>
          <text:p text:style-name="P28">字段名:提成比例</text:p>
        </text:list-item>
        <text:list-item>
          <text:p text:style-name="P28">字段名:管理能力</text:p>
        </text:list-item>
      </text:list>
      <text:p text:style-name="P4"><text:tab/><text:tab/><text:tab/>功能名_<text:span text:style-name="T19">2:添加 功能类型:编辑 url:completiontime/v1/save</text:span></text:p>
      <text:list xml:id="list2608031891193130443" text:style-name="L13">
        <text:list-item>
          <text:p text:style-name="P30">字段名:完工时间<text:span text:style-name="T19">(月) 字段类型:数字框 <text:s/>必填</text:span></text:p>
        </text:list-item>
        <text:list-item>
          <text:p text:style-name="P30">字段名:重要性<text:span text:style-name="T19"> 字段类型:数字框 <text:s/>必填</text:span></text:p>
        </text:list-item>
        <text:list-item>
          <text:p text:style-name="P30">字段名:提成比例<text:span text:style-name="T19"> 字段类型:数字框 <text:s/>必填</text:span></text:p>
        </text:list-item>
        <text:list-item>
          <text:p text:style-name="P30">字段名:管理能力<text:span text:style-name="T19"> 字段类型:数字框 <text:s/>必填</text:span></text:p>
        </text:list-item>
      </text:list>
      <text:p text:style-name="P4"><text:tab/><text:tab/><text:tab/>功能名_<text:span text:style-name="T19">3:编辑 功能类型:编辑 url:completiontime/v1/update/{id}</text:span></text:p>
      <text:list xml:id="list8044316116512079030" text:style-name="L14">
        <text:list-item>
          <text:p text:style-name="P31">字段名:完工时间<text:span text:style-name="T19">(月) 字段类型:数字框 <text:s/>必填</text:span></text:p>
        </text:list-item>
        <text:list-item>
          <text:p text:style-name="P31">字段名:重要性<text:span text:style-name="T19"> 字段类型:数字框 <text:s/>必填</text:span></text:p>
        </text:list-item>
        <text:list-item>
          <text:p text:style-name="P31">字段名:提成比例<text:span text:style-name="T19"> 字段类型:数字框 <text:s/>必填</text:span></text:p>
        </text:list-item>
        <text:list-item>
          <text:p text:style-name="P31">字段名:管理能力<text:span text:style-name="T19"> 字段类型:数字框 <text:s/>必填</text:span></text:p>
        </text:list-item>
      </text:list>
      <text:p text:style-name="P4"><text:tab/><text:tab/><text:tab/>功能名_<text:span text:style-name="T19">4:删除 功能类型:编辑 url:completiontime/v1/delete/{id}</text:span></text:p>
      <text:p text:style-name="P3"><text:tab/><text:tab/>导航名_<text:span text:style-name="T19">2:回款周期</text:span></text:p>
      <text:p text:style-name="P4"><text:tab/><text:tab/><text:tab/>功能名_<text:span text:style-name="T18">1:列表 功能类型:列表 url:collectionperiod/v1/maps</text:span></text:p>
      <text:list xml:id="list175618000027273" text:continue-list="list1331974081355604639" text:style-name="L12">
        <text:list-item>
          <text:p text:style-name="P29">字段名:<text:span text:style-name="T18">回款周期(月)</text:span></text:p>
        </text:list-item>
        <text:list-item>
          <text:p text:style-name="P29">字段名:重要性</text:p>
        </text:list-item>
        <text:list-item>
          <text:p text:style-name="P29">字段名:提成比例</text:p>
        </text:list-item>
        <text:list-item>
          <text:p text:style-name="P29">字段名:<text:bookmark-start text:name="__DdeLink__176_579717327"/>资金方<text:bookmark-end text:name="__DdeLink__176_579717327"/></text:p>
        </text:list-item>
      </text:list>
      <text:p text:style-name="P4"><text:tab/><text:tab/><text:tab/>功能名_<text:span text:style-name="T19">2:添加 功能类型:编辑 url:collectionperiod/v1/save</text:span></text:p>
      <text:list xml:id="list5722459565669185204" text:style-name="L15">
        <text:list-item>
          <text:p text:style-name="P32">字段名:<text:span text:style-name="T18">回款周期(月) 字段类型:数字框 <text:s/>必填</text:span></text:p>
        </text:list-item>
        <text:list-item>
          <text:p text:style-name="P32">字段名:重要性<text:span text:style-name="T19"> 字段类型:数字框 <text:s/>必填</text:span></text:p>
        </text:list-item>
        <text:list-item>
          <text:p text:style-name="P32">字段名:提成比例<text:span text:style-name="T19"> 字段类型:数字框 <text:s/>必填</text:span></text:p>
        </text:list-item>
        <text:list-item>
          <text:p text:style-name="P32">字段名:资金方<text:span text:style-name="T19"> 字段类型:数 字框 <text:s/>必填</text:span></text:p>
        </text:list-item>
      </text:list>
      <text:p text:style-name="P4"><text:tab/><text:tab/><text:tab/>功能名_<text:span text:style-name="T19">3:编辑 功能类型:编辑 url:collectionperiod/v1/update/{id}</text:span></text:p>
      <text:list xml:id="list4304544821486412109" text:style-name="L16">
        <text:list-item>
          <text:p text:style-name="P33">字段名:<text:span text:style-name="T18">回款周期(月) 字段类型:数字框 <text:s/>必填</text:span></text:p>
        </text:list-item>
        <text:list-item>
          <text:p text:style-name="P33"><text:soft-page-break/>字段名:重要性<text:span text:style-name="T19"> 字段类型:数字框 <text:s/>必填</text:span></text:p>
        </text:list-item>
        <text:list-item>
          <text:p text:style-name="P33">字段名:提成比例<text:span text:style-name="T19"> 字段类型:数字框 <text:s/>必填</text:span></text:p>
        </text:list-item>
        <text:list-item>
          <text:p text:style-name="P33">字段名:资金方<text:span text:style-name="T19"> 字段类型:数字框 <text:s/>必填</text:span></text:p>
        </text:list-item>
      </text:list>
      <text:p text:style-name="P4"><text:tab/><text:tab/><text:tab/>功能名_<text:span text:style-name="T19">4:删除 功能类型:编辑 url:collectionperiod/v1/delete/{id}</text:span></text:p>
      <text:p text:style-name="P3"><text:tab/><text:tab/>导航名_<text:span text:style-name="T19">3:合同金额</text:span></text:p>
      <text:p text:style-name="P4"><text:tab/><text:tab/><text:tab/>功能名_<text:span text:style-name="T18">1:列表 功能类型:列表 url:contractamount/v1/maps</text:span></text:p>
      <text:list xml:id="list175619551125859" text:continue-list="list175618000027273" text:style-name="L12">
        <text:list-item>
          <text:p text:style-name="P29">字段名:<text:span text:style-name="T19">合同金额(万)</text:span></text:p>
        </text:list-item>
        <text:list-item>
          <text:p text:style-name="P29">字段名:重要性</text:p>
        </text:list-item>
        <text:list-item>
          <text:p text:style-name="P29">字段名:提成比例</text:p>
        </text:list-item>
        <text:list-item>
          <text:p text:style-name="P29">字段名:管理能力</text:p>
        </text:list-item>
      </text:list>
      <text:p text:style-name="P4"><text:tab/><text:tab/><text:tab/>功能名_<text:span text:style-name="T19">2:添加 功能类型:编辑 url:contractamount/v1/save</text:span></text:p>
      <text:list xml:id="list2515299685860273363" text:style-name="L17">
        <text:list-item>
          <text:p text:style-name="P34">字段名:<text:span text:style-name="T19">合同金额(万) 字段类型:数字框 <text:s/>必填</text:span></text:p>
        </text:list-item>
        <text:list-item>
          <text:p text:style-name="P34">字段名:重要性<text:span text:style-name="T19"> 字段类型:数字框 <text:s/>必填</text:span></text:p>
        </text:list-item>
        <text:list-item>
          <text:p text:style-name="P34">字段名:提成比例<text:span text:style-name="T19"> 字段类型:数字框 <text:s/>必填</text:span></text:p>
        </text:list-item>
        <text:list-item>
          <text:p text:style-name="P34">字段名:管理能力<text:span text:style-name="T19"> 字段类型:数字框 <text:s/>必填</text:span></text:p>
        </text:list-item>
      </text:list>
      <text:p text:style-name="P4"><text:tab/><text:tab/><text:tab/>功能名_<text:span text:style-name="T19">3:编辑 功能类型:编辑 url:contractamount/v1/update/{id}</text:span></text:p>
      <text:list xml:id="list5040140014150482771" text:style-name="L18">
        <text:list-item>
          <text:p text:style-name="P35">字段名:<text:span text:style-name="T19">合同金额(万) 字段类型:数字框 <text:s/>必填</text:span></text:p>
        </text:list-item>
        <text:list-item>
          <text:p text:style-name="P35">字段名:重要性<text:span text:style-name="T19"> 字段类型:数字框 <text:s/>必填</text:span></text:p>
        </text:list-item>
        <text:list-item>
          <text:p text:style-name="P35">字段名:提成比例<text:span text:style-name="T19"> 字段类型:数字框 <text:s/>必填</text:span></text:p>
        </text:list-item>
        <text:list-item>
          <text:p text:style-name="P35">字段名:管理能力<text:span text:style-name="T19"> 字段类型:数字框 <text:s/>必填</text:span></text:p>
        </text:list-item>
      </text:list>
      <text:p text:style-name="P4"><text:tab/><text:tab/><text:tab/>功能名_<text:span text:style-name="T19">4:删除 功能类型:编辑 url:contractamount/v1/delete/{id}</text:span></text:p>
      <text:p text:style-name="P3"><text:tab/><text:tab/>导航名_<text:span text:style-name="T19">4:难易度</text:span></text:p>
      <text:p text:style-name="P5"><text:tab/><text:tab/><text:tab/>功能名_<text:span text:style-name="T18">1:列表 功能类型:列表 url:facility/v1/maps</text:span></text:p>
      <text:list xml:id="list175619005141548" text:continue-list="list175619551125859" text:style-name="L12">
        <text:list-item>
          <text:p text:style-name="P29">字段名:<text:span text:style-name="T19">难易度</text:span></text:p>
        </text:list-item>
        <text:list-item>
          <text:p text:style-name="P29">字段名:重要性</text:p>
        </text:list-item>
        <text:list-item>
          <text:p text:style-name="P29">字段名:提成比例</text:p>
        </text:list-item>
        <text:list-item>
          <text:p text:style-name="P29">字段名:管理能力</text:p>
        </text:list-item>
      </text:list>
      <text:p text:style-name="P5"><text:tab/><text:tab/><text:tab/>功能名_<text:span text:style-name="T19">2:添加 功能类型:编辑 url:facility/v1/save</text:span></text:p>
      <text:list xml:id="list5680773389043957229" text:style-name="L19">
        <text:list-item>
          <text:p text:style-name="P36">字段名:<text:span text:style-name="T19">难易度 字段类型:数字框 <text:s/>必填</text:span></text:p>
        </text:list-item>
        <text:list-item>
          <text:p text:style-name="P36">字段名:重要性<text:span text:style-name="T19"> 字段类型:数字框 <text:s/>必填</text:span></text:p>
        </text:list-item>
        <text:list-item>
          <text:p text:style-name="P36">字段名:提成比例<text:span text:style-name="T19"> 字段类型:数字框 <text:s/>必填</text:span></text:p>
        </text:list-item>
        <text:list-item>
          <text:p text:style-name="P36">字段名:管理能力<text:span text:style-name="T19"> 字段类型:数字框 <text:s/>必填</text:span></text:p>
        </text:list-item>
      </text:list>
      <text:p text:style-name="P5"><text:tab/><text:tab/><text:tab/>功能名_<text:span text:style-name="T19">3:编辑 功能类型:编辑 url:facility/v1/update/{id}</text:span></text:p>
      <text:list xml:id="list2930949490237876712" text:style-name="L20">
        <text:list-item>
          <text:p text:style-name="P37">字段名:<text:span text:style-name="T19">难易度字段类型:数字框 <text:s/>必填</text:span></text:p>
        </text:list-item>
        <text:list-item>
          <text:p text:style-name="P37">字段名:重要性<text:span text:style-name="T19"> 字段类型:数字框 <text:s/>必填</text:span></text:p>
        </text:list-item>
        <text:list-item>
          <text:p text:style-name="P37">字段名:提成比例<text:span text:style-name="T19"> 字段类型:数字框 <text:s/>必填</text:span></text:p>
        </text:list-item>
        <text:list-item>
          <text:p text:style-name="P37">字段名:管理能力<text:span text:style-name="T19"> 字段类型:数字框 <text:s/>必填</text:span></text:p>
        </text:list-item>
      </text:list>
      <text:p text:style-name="P5"><text:tab/><text:tab/><text:tab/>功能名_<text:span text:style-name="T19">4:删除 功能类型:编辑 url:facility/v1/delete/{id}</text:span></text:p>
      <text:p text:style-name="P3"><text:tab/><text:tab/>导航名_<text:span text:style-name="T19">5:毛利率</text:span></text:p>
      <text:p text:style-name="P5"><text:tab/><text:tab/><text:tab/>功能名_<text:span text:style-name="T18">1:列表 功能类型:列表 url:ratio/v1/maps</text:span></text:p>
      <text:list xml:id="list175619444124224" text:continue-list="list175619005141548" text:style-name="L12">
        <text:list-item>
          <text:p text:style-name="P29">字段名:<text:span text:style-name="T19">毛利率</text:span></text:p>
        </text:list-item>
        <text:list-item>
          <text:p text:style-name="P29">字段名:重要性</text:p>
        </text:list-item>
        <text:list-item>
          <text:p text:style-name="P29">字段名:提成比例</text:p>
        </text:list-item>
        <text:list-item>
          <text:p text:style-name="P29">字段名:管理能力</text:p>
        </text:list-item>
      </text:list>
      <text:p text:style-name="P5"><text:soft-page-break/><text:tab/><text:tab/><text:tab/>功能名_<text:span text:style-name="T19">2:添加 功能类型:编辑 url:ratio/v1/save</text:span></text:p>
      <text:list xml:id="list4827614117587724483" text:style-name="L21">
        <text:list-item>
          <text:p text:style-name="P38">字段名:<text:span text:style-name="T19">毛利率 字段类型:数字框 <text:s/>必填</text:span></text:p>
        </text:list-item>
        <text:list-item>
          <text:p text:style-name="P38">字段名:重要性<text:span text:style-name="T19"> 字段类型:数字框 <text:s/>必填</text:span></text:p>
        </text:list-item>
        <text:list-item>
          <text:p text:style-name="P38">字段名:提成比例<text:span text:style-name="T19"> 字段类型:数字框 <text:s/>必填</text:span></text:p>
        </text:list-item>
        <text:list-item>
          <text:p text:style-name="P38">字段名:管理能力<text:span text:style-name="T19"> 字段类型:数字框 <text:s/>必填</text:span></text:p>
        </text:list-item>
      </text:list>
      <text:p text:style-name="P5"><text:tab/><text:tab/><text:tab/>功能名_<text:span text:style-name="T19">3:编辑 功能类型:编辑 url:ratio/v1/update/{id}</text:span></text:p>
      <text:list xml:id="list872480802762662118" text:style-name="L22">
        <text:list-item>
          <text:p text:style-name="P39">字段名:<text:span text:style-name="T19">毛利率 字段类型:数字框 <text:s/>必填</text:span></text:p>
        </text:list-item>
        <text:list-item>
          <text:p text:style-name="P39">字段名:重要性<text:span text:style-name="T19"> 字段类型:数字框 <text:s/>必填</text:span></text:p>
        </text:list-item>
        <text:list-item>
          <text:p text:style-name="P39">字段名:提成比例<text:span text:style-name="T19"> 字段类型:数字框 <text:s/>必填</text:span></text:p>
        </text:list-item>
        <text:list-item>
          <text:p text:style-name="P39">字段名:管理能力<text:span text:style-name="T19"> 字段类型:数字框 <text:s/>必填</text:span></text:p>
        </text:list-item>
      </text:list>
      <text:p text:style-name="P5"><text:tab/><text:tab/><text:tab/>功能名_<text:span text:style-name="T19">4:删除 功能类型:编辑 url:ratio/v1/delete/{id}</text:span></text:p>
      <text:p text:style-name="P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46:57.694612937</meta:creation-date>
    <dc:date>2017-09-22T17:49:07.278673011</dc:date>
    <meta:editing-duration>PT17H3M11S</meta:editing-duration>
    <meta:editing-cycles>33</meta:editing-cycles>
    <meta:generator>LibreOffice/5.1.6.2.0$Linux_X86_64 LibreOffice_project/10$Build-2</meta:generator>
    <meta:document-statistic meta:table-count="0" meta:image-count="0" meta:object-count="0" meta:page-count="8" meta:paragraph-count="304" meta:word-count="4489" meta:character-count="6618" meta:non-whitespace-character-count="6132"/>
  </office:meta>
</office:document-meta>
</file>